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First_20_Page">
      <style:table-properties style:width="16.155cm" fo:margin-left="-0.362cm" style:page-number="0" table:align="left" style:writing-mode="lr-tb"/>
    </style:style>
    <style:style style:name="Tabelle1.A" style:family="table-column">
      <style:table-column-properties style:column-width="1.074cm"/>
    </style:style>
    <style:style style:name="Tabelle1.B" style:family="table-column">
      <style:table-column-properties style:column-width="0.75cm"/>
    </style:style>
    <style:style style:name="Tabelle1.C" style:family="table-column">
      <style:table-column-properties style:column-width="2.367cm"/>
    </style:style>
    <style:style style:name="Tabelle1.D" style:family="table-column">
      <style:table-column-properties style:column-width="1.212cm"/>
    </style:style>
    <style:style style:name="Tabelle1.E" style:family="table-column">
      <style:table-column-properties style:column-width="2.921cm"/>
    </style:style>
    <style:style style:name="Tabelle1.G" style:family="table-column">
      <style:table-column-properties style:column-width="1.789cm"/>
    </style:style>
    <style:style style:name="Tabelle1.H" style:family="table-column">
      <style:table-column-properties style:column-width="2.251cm"/>
    </style:style>
    <style:style style:name="Tabelle1.I" style:family="table-column">
      <style:table-column-properties style:column-width="2.50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1.2" style:family="table-row">
      <style:table-row-properties style:min-row-height="0.527cm" style:keep-together="true" fo:keep-together="auto"/>
    </style:style>
    <style:style style:name="Tabelle1.3" style:family="table-row">
      <style:table-row-properties style:min-row-height="0.706cm" style:keep-together="true" fo:keep-together="auto"/>
    </style:style>
    <style:style style:name="Tabelle1.A3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1.4" style:family="table-row">
      <style:table-row-properties style:min-row-height="0.342cm" style:keep-together="true" fo:keep-together="auto"/>
    </style:style>
    <style:style style:name="Tabelle1.A4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5" style:family="table-row">
      <style:table-row-properties style:min-row-height="0.811cm" style:keep-together="true" fo:keep-together="auto"/>
    </style:style>
    <style:style style:name="Tabelle1.7" style:family="table-row">
      <style:table-row-properties style:min-row-height="0.91cm" style:keep-together="true" fo:keep-together="auto"/>
    </style:style>
    <style:style style:name="Tabelle1.9" style:family="table-row">
      <style:table-row-properties style:min-row-height="0.423cm" style:keep-together="true" fo:keep-together="auto"/>
    </style:style>
    <style:style style:name="Tabelle1.10" style:family="table-row">
      <style:table-row-properties style:min-row-height="0.353cm" style:keep-together="true" fo:keep-together="auto"/>
    </style:style>
    <style:style style:name="Tabelle1.A10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elle1.11" style:family="table-row">
      <style:table-row-properties style:min-row-height="1.164cm" style:keep-together="true" fo:keep-together="auto"/>
    </style:style>
    <style:style style:name="Tabelle1.A1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elle1.12" style:family="table-row">
      <style:table-row-properties style:row-height="0.494cm" style:keep-together="true" fo:keep-together="auto"/>
    </style:style>
    <style:style style:name="Tabelle1.13" style:family="table-row">
      <style:table-row-properties style:row-height="0.953cm" style:keep-together="true" fo:keep-together="auto"/>
    </style:style>
    <style:style style:name="Tabelle1.A1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14" style:family="table-row">
      <style:table-row-properties style:row-height="0.459cm" style:keep-together="true" fo:keep-together="auto"/>
    </style:style>
    <style:style style:name="Tabelle1.15" style:family="table-row">
      <style:table-row-properties style:row-height="0.988cm" style:keep-together="true" fo:keep-together="auto"/>
    </style:style>
    <style:style style:name="Tabelle1.A16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elle1.17" style:family="table-row">
      <style:table-row-properties style:min-row-height="0.413cm" style:keep-together="true" fo:keep-together="auto"/>
    </style:style>
    <style:style style:name="Tabelle1.18" style:family="table-row">
      <style:table-row-properties style:min-row-height="0.58cm" style:keep-together="true" fo:keep-together="auto"/>
    </style:style>
    <style:style style:name="Tabelle1.A18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1.19" style:family="table-row">
      <style:table-row-properties style:min-row-height="0.483cm" style:keep-together="true" fo:keep-together="auto"/>
    </style:style>
    <style:style style:name="Tabelle1.A19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none" style:writing-mode="lr-tb"/>
    </style:style>
    <style:style style:name="Tabelle1.B19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none" style:writing-mode="lr-tb"/>
    </style:style>
    <style:style style:name="Tabelle1.20" style:family="table-row">
      <style:table-row-properties style:min-row-height="0.594cm" style:keep-together="true" fo:keep-together="auto"/>
    </style:style>
    <style:style style:name="Tabelle1.21" style:family="table-row">
      <style:table-row-properties style:min-row-height="0.482cm" style:keep-together="true" fo:keep-together="auto"/>
    </style:style>
    <style:style style:name="Tabelle1.22" style:family="table-row">
      <style:table-row-properties style:min-row-height="0.739cm" style:keep-together="true" fo:keep-together="auto"/>
    </style:style>
    <style:style style:name="Tabelle1.23" style:family="table-row">
      <style:table-row-properties style:min-row-height="0.953cm" style:keep-together="true" fo:keep-together="auto"/>
    </style:style>
    <style:style style:name="Tabelle1.24" style:family="table-row">
      <style:table-row-properties style:row-height="0.423cm" style:keep-together="true" fo:keep-together="auto"/>
    </style:style>
    <style:style style:name="Tabelle1.C24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none" style:writing-mode="lr-tb"/>
    </style:style>
    <style:style style:name="Tabelle1.H24" style:family="table-cell">
      <style:table-cell-properties style:vertical-align="top" fo:padding-left="0.123cm" fo:padding-right="0.123cm" fo:padding-top="0cm" fo:padding-bottom="0cm" fo:border-left="0.018cm solid #c0c0c0" fo:border-right="0.035cm solid #000000" fo:border-top="0.035cm solid #000000" fo:border-bottom="0.018cm solid #000000" style:writing-mode="lr-tb"/>
    </style:style>
    <style:style style:name="Tabelle1.25" style:family="table-row">
      <style:table-row-properties style:min-row-height="0.265cm" style:keep-together="true" fo:keep-together="auto"/>
    </style:style>
    <style:style style:name="Tabelle1.C2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H25" style:family="table-cell">
      <style:table-cell-properties style:vertical-align="top" fo:padding-left="0.123cm" fo:padding-right="0.123cm" fo:padding-top="0cm" fo:padding-bottom="0cm" fo:border-left="0.018cm solid #c0c0c0" fo:border-right="none" fo:border-top="0.018cm solid #000000" fo:border-bottom="0.018cm solid #000000" style:writing-mode="lr-tb"/>
    </style:style>
    <style:style style:name="Tabelle1.I25" style:family="table-cell">
      <style:table-cell-properties style:vertical-align="top" fo:padding-left="0.123cm" fo:padding-right="0.123cm" fo:padding-top="0cm" fo:padding-bottom="0cm" fo:border-left="0.018cm solid #c0c0c0" fo:border-right="0.035cm solid #000000" fo:border-top="0.018cm solid #000000" fo:border-bottom="0.018cm solid #000000" style:writing-mode="lr-tb"/>
    </style:style>
    <style:style style:name="Tabelle1.26" style:family="table-row">
      <style:table-row-properties style:min-row-height="0.605cm" style:keep-together="true" fo:keep-together="auto"/>
    </style:style>
    <style:style style:name="Tabelle1.A26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1.C2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28" style:family="table-row">
      <style:table-row-properties style:min-row-height="0.603cm" style:keep-together="true" fo:keep-together="auto"/>
    </style:style>
    <style:style style:name="Tabelle1.A33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1.C3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elle1.H33" style:family="table-cell">
      <style:table-cell-properties style:vertical-align="top" fo:padding-left="0.123cm" fo:padding-right="0.123cm" fo:padding-top="0cm" fo:padding-bottom="0cm" fo:border-left="0.018cm solid #c0c0c0" fo:border-right="none" fo:border-top="0.018cm solid #000000" fo:border-bottom="0.035cm solid #000000" style:writing-mode="lr-tb"/>
    </style:style>
    <style:style style:name="Tabelle1.I33" style:family="table-cell">
      <style:table-cell-properties style:vertical-align="top" fo:padding-left="0.123cm" fo:padding-right="0.123cm" fo:padding-top="0cm" fo:padding-bottom="0cm" fo:border-left="0.018cm solid #c0c0c0" fo:border-right="0.035cm solid #000000" fo:border-top="0.018cm solid #000000" fo:border-bottom="0.035cm solid #000000" style:writing-mode="lr-tb"/>
    </style:style>
    <style:style style:name="Tabelle2" style:family="table">
      <style:table-properties style:width="16.155cm" fo:margin-left="-0.362cm" table:align="left" style:writing-mode="lr-tb"/>
    </style:style>
    <style:style style:name="Tabelle2.A" style:family="table-column">
      <style:table-column-properties style:column-width="1.824cm"/>
    </style:style>
    <style:style style:name="Tabelle2.B" style:family="table-column">
      <style:table-column-properties style:column-width="14.252cm"/>
    </style:style>
    <style:style style:name="Tabelle2.1" style:family="table-row">
      <style:table-row-properties style:min-row-height="0.529cm"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2.2" style:family="table-row">
      <style:table-row-properties style:row-height="0.811cm" style:keep-together="true" fo:keep-together="auto"/>
    </style:style>
    <style:style style:name="Tabelle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2.3" style:family="table-row">
      <style:table-row-properties style:row-height="0.423cm" style:keep-together="true" fo:keep-together="auto"/>
    </style:style>
    <style:style style:name="Tabelle2.A3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2.A9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2.B9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3" style:family="table">
      <style:table-properties style:width="16.155cm" fo:margin-left="-0.362cm" table:align="left" style:writing-mode="lr-tb"/>
    </style:style>
    <style:style style:name="Tabelle3.A" style:family="table-column">
      <style:table-column-properties style:column-width="1.824cm"/>
    </style:style>
    <style:style style:name="Tabelle3.B" style:family="table-column">
      <style:table-column-properties style:column-width="14.252cm"/>
    </style:style>
    <style:style style:name="Tabelle3.1" style:family="table-row">
      <style:table-row-properties style:min-row-height="1.147cm" style:keep-together="true" fo:keep-together="auto"/>
    </style:style>
    <style:style style:name="Tabelle3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3.2" style:family="table-row">
      <style:table-row-properties style:min-row-height="0.423cm" style:keep-together="true" fo:keep-together="auto"/>
    </style:style>
    <style:style style:name="Tabelle3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le3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3.A3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3.B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3.A9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3.B9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4" style:family="table">
      <style:table-properties style:width="16.155cm" fo:margin-left="-0.362cm" table:align="left" style:writing-mode="lr-tb"/>
    </style:style>
    <style:style style:name="Tabelle4.A" style:family="table-column">
      <style:table-column-properties style:column-width="1.824cm"/>
    </style:style>
    <style:style style:name="Tabelle4.B" style:family="table-column">
      <style:table-column-properties style:column-width="14.332cm"/>
    </style:style>
    <style:style style:name="Tabelle4.1" style:family="table-row">
      <style:table-row-properties style:min-row-height="0.423cm" style:keep-together="true" fo:keep-together="auto"/>
    </style:style>
    <style:style style:name="Tabelle4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le4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4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4.A3" style:family="table-cell" style:data-style-name="N0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4.A8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4.B8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5" style:family="table">
      <style:table-properties style:width="16.155cm" fo:margin-left="-0.362cm" table:align="left" style:writing-mode="lr-tb"/>
    </style:style>
    <style:style style:name="Tabelle5.A" style:family="table-column">
      <style:table-column-properties style:column-width="1.824cm"/>
    </style:style>
    <style:style style:name="Tabelle5.B" style:family="table-column">
      <style:table-column-properties style:column-width="14.332cm"/>
    </style:style>
    <style:style style:name="Tabelle5.1" style:family="table-row">
      <style:table-row-properties style:min-row-height="0.773cm" style:keep-together="true" fo:keep-together="auto"/>
    </style:style>
    <style:style style:name="Tabelle5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le5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5.2" style:family="table-row">
      <style:table-row-properties style:min-row-height="0.423cm" style:keep-together="true" fo:keep-together="auto"/>
    </style:style>
    <style:style style:name="Tabelle5.A2" style:family="table-cell" style:data-style-name="N0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5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5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5.A9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5.B9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6" style:family="table">
      <style:table-properties style:width="16.589cm" fo:margin-left="-0.034cm" table:align="left" style:writing-mode="lr-tb"/>
    </style:style>
    <style:style style:name="Tabelle6.A" style:family="table-column">
      <style:table-column-properties style:column-width="0.739cm"/>
    </style:style>
    <style:style style:name="Tabelle6.B" style:family="table-column">
      <style:table-column-properties style:column-width="3.671cm"/>
    </style:style>
    <style:style style:name="Tabelle6.C" style:family="table-column">
      <style:table-column-properties style:column-width="12.1cm"/>
    </style:style>
    <style:style style:name="Tabelle6.1" style:family="table-row">
      <style:table-row-properties style:min-row-height="0.492cm" style:keep-together="true"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6.2" style:family="table-row">
      <style:table-row-properties style:min-row-height="1.526cm" style:keep-together="true" fo:keep-together="auto"/>
    </style:style>
    <style:style style:name="Tabelle6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le6.3" style:family="table-row">
      <style:table-row-properties style:min-row-height="1.27cm" style:keep-together="true" fo:keep-together="auto"/>
    </style:style>
    <style:style style:name="Tabelle6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elle6.4" style:family="table-row">
      <style:table-row-properties style:min-row-height="1.005cm" style:keep-together="true" fo:keep-together="auto"/>
    </style:style>
    <style:style style:name="Tabelle6.5" style:family="table-row">
      <style:table-row-properties style:min-row-height="0.882cm" style:keep-together="true" fo:keep-together="auto"/>
    </style:style>
    <style:style style:name="Tabelle6.A5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6.C5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elle6.6" style:family="table-row">
      <style:table-row-properties style:min-row-height="0.423cm" style:keep-together="true" fo:keep-together="auto"/>
    </style:style>
    <style:style style:name="Tabelle6.B6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6.7" style:family="table-row">
      <style:table-row-properties style:min-row-height="0.141cm" style:keep-together="true" fo:keep-together="auto"/>
    </style:style>
    <style:style style:name="Tabelle6.B7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18cm solid #000000" style:writing-mode="lr-tb"/>
    </style:style>
    <style:style style:name="Tabelle6.C9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none" style:writing-mode="lr-tb"/>
    </style:style>
    <style:style style:name="Tabelle6.11" style:family="table-row">
      <style:table-row-properties style:min-row-height="0.388cm" style:keep-together="true" fo:keep-together="auto"/>
    </style:style>
    <style:style style:name="Tabelle6.12" style:family="table-row">
      <style:table-row-properties style:min-row-height="0.321cm" style:keep-together="true" fo:keep-together="auto"/>
    </style:style>
    <style:style style:name="Tabelle6.15" style:family="table-row">
      <style:table-row-properties style:min-row-height="0.212cm" style:keep-together="true" fo:keep-together="auto"/>
    </style:style>
    <style:style style:name="Tabelle6.18" style:family="table-row">
      <style:table-row-properties style:min-row-height="0.459cm" style:keep-together="true" fo:keep-together="auto"/>
    </style:style>
    <style:style style:name="Tabelle6.19" style:family="table-row">
      <style:table-row-properties style:min-row-height="0.395cm" style:keep-together="true" fo:keep-together="auto"/>
    </style:style>
    <style:style style:name="Tabelle6.20" style:family="table-row">
      <style:table-row-properties style:min-row-height="0.22cm" style:keep-together="true" fo:keep-together="auto"/>
    </style:style>
    <style:style style:name="Tabelle6.23" style:family="table-row">
      <style:table-row-properties style:min-row-height="0.233cm" style:keep-together="true" fo:keep-together="auto"/>
    </style:style>
    <style:style style:name="Tabelle6.24" style:family="table-row">
      <style:table-row-properties style:min-row-height="0.356cm" style:keep-together="true" fo:keep-together="auto"/>
    </style:style>
    <style:style style:name="Tabelle6.27" style:family="table-row">
      <style:table-row-properties style:min-row-height="0.31cm" style:keep-together="true" fo:keep-together="auto"/>
    </style:style>
    <style:style style:name="Tabelle6.28" style:family="table-row">
      <style:table-row-properties style:min-row-height="0.245cm" style:keep-together="true" fo:keep-together="auto"/>
    </style:style>
    <style:style style:name="Tabelle6.34" style:family="table-row">
      <style:table-row-properties style:min-row-height="0.275cm" style:keep-together="true" fo:keep-together="auto"/>
    </style:style>
    <style:style style:name="Tabelle6.35" style:family="table-row">
      <style:table-row-properties style:min-row-height="0.473cm" style:keep-together="true" fo:keep-together="auto"/>
    </style:style>
    <style:style style:name="Tabelle6.36" style:family="table-row">
      <style:table-row-properties style:min-row-height="0.413cm" style:keep-together="true" fo:keep-together="auto"/>
    </style:style>
    <style:style style:name="Tabelle6.37" style:family="table-row">
      <style:table-row-properties style:min-row-height="1.166cm" style:keep-together="true" fo:keep-together="auto"/>
    </style:style>
    <style:style style:name="Tabelle6.A37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6.B37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35cm solid #000000" style:writing-mode="lr-tb"/>
    </style:style>
    <style:style style:name="Tabelle7" style:family="table">
      <style:table-properties style:width="16.556cm" fo:margin-left="-0.362cm" table:align="left" style:writing-mode="lr-tb"/>
    </style:style>
    <style:style style:name="Tabelle7.A" style:family="table-column">
      <style:table-column-properties style:column-width="1.199cm"/>
    </style:style>
    <style:style style:name="Tabelle7.B" style:family="table-column">
      <style:table-column-properties style:column-width="2.776cm"/>
    </style:style>
    <style:style style:name="Tabelle7.C" style:family="table-column">
      <style:table-column-properties style:column-width="0.723cm"/>
    </style:style>
    <style:style style:name="Tabelle7.D" style:family="table-column">
      <style:table-column-properties style:column-width="1.404cm"/>
    </style:style>
    <style:style style:name="Tabelle7.E" style:family="table-column">
      <style:table-column-properties style:column-width="1.221cm"/>
    </style:style>
    <style:style style:name="Tabelle7.F" style:family="table-column">
      <style:table-column-properties style:column-width="0.125cm"/>
    </style:style>
    <style:style style:name="Tabelle7.G" style:family="table-column">
      <style:table-column-properties style:column-width="1.519cm"/>
    </style:style>
    <style:style style:name="Tabelle7.H" style:family="table-column">
      <style:table-column-properties style:column-width="0.732cm"/>
    </style:style>
    <style:style style:name="Tabelle7.I" style:family="table-column">
      <style:table-column-properties style:column-width="1.501cm"/>
    </style:style>
    <style:style style:name="Tabelle7.J" style:family="table-column">
      <style:table-column-properties style:column-width="0.041cm"/>
    </style:style>
    <style:style style:name="Tabelle7.K" style:family="table-column">
      <style:table-column-properties style:column-width="1.96cm"/>
    </style:style>
    <style:style style:name="Tabelle7.L" style:family="table-column">
      <style:table-column-properties style:column-width="3.26cm"/>
    </style:style>
    <style:style style:name="Tabelle7.1" style:family="table-row">
      <style:table-row-properties style:min-row-height="0.347cm" style:keep-together="true" fo:keep-together="auto"/>
    </style:style>
    <style:style style:name="Tabel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7.2" style:family="table-row">
      <style:table-row-properties style:min-row-height="0.776cm" style:keep-together="true" fo:keep-together="auto"/>
    </style:style>
    <style:style style:name="Tabelle7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7.B2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7.D2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elle7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7.D3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elle7.4" style:family="table-row">
      <style:table-row-properties style:min-row-height="0.153cm" style:keep-together="true" fo:keep-together="auto"/>
    </style:style>
    <style:style style:name="Tabelle7.I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7.L5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7.7" style:family="table-row">
      <style:table-row-properties style:min-row-height="1.115cm" style:keep-together="true" fo:keep-together="auto"/>
    </style:style>
    <style:style style:name="Tabelle7.A7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none" style:writing-mode="lr-tb"/>
    </style:style>
    <style:style style:name="Tabelle7.B7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none" style:writing-mode="lr-tb"/>
    </style:style>
    <style:style style:name="Tabelle7.9" style:family="table-row">
      <style:table-row-properties style:min-row-height="1.24cm" style:keep-together="true" fo:keep-together="auto"/>
    </style:style>
    <style:style style:name="Tabelle7.10" style:family="table-row">
      <style:table-row-properties style:min-row-height="1cm" style:keep-together="true" fo:keep-together="auto"/>
    </style:style>
    <style:style style:name="Tabelle7.12" style:family="table-row">
      <style:table-row-properties style:min-row-height="1.065cm" style:keep-together="true" fo:keep-together="auto"/>
    </style:style>
    <style:style style:name="Tabelle7.14" style:family="table-row">
      <style:table-row-properties style:min-row-height="0.818cm" style:keep-together="true" fo:keep-together="auto"/>
    </style:style>
    <style:style style:name="Tabelle7.15" style:family="table-row">
      <style:table-row-properties style:min-row-height="0.755cm" style:keep-together="true" fo:keep-together="auto"/>
    </style:style>
    <style:style style:name="Tabelle7.16" style:family="table-row">
      <style:table-row-properties style:min-row-height="0.734cm" style:keep-together="true" fo:keep-together="auto"/>
    </style:style>
    <style:style style:name="Tabelle7.17" style:family="table-row">
      <style:table-row-properties style:min-row-height="0.926cm" style:keep-together="true" fo:keep-together="auto"/>
    </style:style>
    <style:style style:name="Tabelle7.18" style:family="table-row">
      <style:table-row-properties style:min-row-height="1.023cm" style:keep-together="true" fo:keep-together="auto"/>
    </style:style>
    <style:style style:name="Tabelle7.19" style:family="table-row">
      <style:table-row-properties style:min-row-height="0.663cm" style:keep-together="true" fo:keep-together="auto"/>
    </style:style>
    <style:style style:name="Tabelle7.20" style:family="table-row">
      <style:table-row-properties style:min-row-height="0.596cm" style:keep-together="true" fo:keep-together="auto"/>
    </style:style>
    <style:style style:name="Tabelle7.21" style:family="table-row">
      <style:table-row-properties style:min-row-height="0.767cm" style:keep-together="true" fo:keep-together="auto"/>
    </style:style>
    <style:style style:name="Tabelle7.E23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18cm solid #000000" style:writing-mode="lr-tb"/>
    </style:style>
    <style:style style:name="Tabelle7.24" style:family="table-row">
      <style:table-row-properties style:min-row-height="0.769cm" style:keep-together="true" fo:keep-together="auto"/>
    </style:style>
    <style:style style:name="Tabelle7.25" style:family="table-row">
      <style:table-row-properties style:min-row-height="0.531cm" style:keep-together="true" fo:keep-together="auto"/>
    </style:style>
    <style:style style:name="Tabelle7.26" style:family="table-row">
      <style:table-row-properties style:min-row-height="2.822cm" style:keep-together="true" fo:keep-together="auto"/>
    </style:style>
    <style:style style:name="Tabelle7.A26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7.B26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7.K26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elle8" style:family="table">
      <style:table-properties style:width="16.272cm" fo:margin-left="-0.362cm" table:align="left" style:writing-mode="lr-tb"/>
    </style:style>
    <style:style style:name="Tabelle8.A" style:family="table-column">
      <style:table-column-properties style:column-width="1.099cm"/>
    </style:style>
    <style:style style:name="Tabelle8.B" style:family="table-column">
      <style:table-column-properties style:column-width="4.75cm"/>
    </style:style>
    <style:style style:name="Tabelle8.C" style:family="table-column">
      <style:table-column-properties style:column-width="10.343cm"/>
    </style:style>
    <style:style style:name="Tabelle8.1" style:family="table-row">
      <style:table-row-properties style:min-row-height="0.459cm" style:keep-together="true" fo:keep-together="auto"/>
    </style:style>
    <style:style style:name="Tabel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8.2" style:family="table-row">
      <style:table-row-properties style:min-row-height="0.781cm" style:keep-together="true" fo:keep-together="auto"/>
    </style:style>
    <style:style style:name="Tabelle8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8.B2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8.C2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18cm solid #000000" style:writing-mode="lr-tb"/>
    </style:style>
    <style:style style:name="Tabelle8.3" style:family="table-row">
      <style:table-row-properties style:min-row-height="0.737cm" style:keep-together="true" fo:keep-together="auto"/>
    </style:style>
    <style:style style:name="Tabelle8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8.C3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18cm solid #000000" style:writing-mode="lr-tb"/>
    </style:style>
    <style:style style:name="Tabelle8.4" style:family="table-row">
      <style:table-row-properties style:min-row-height="0.723cm" style:keep-together="true" fo:keep-together="auto"/>
    </style:style>
    <style:style style:name="Tabelle8.5" style:family="table-row">
      <style:table-row-properties style:min-row-height="0.388cm" style:keep-together="true" fo:keep-together="auto"/>
    </style:style>
    <style:style style:name="Tabelle8.C5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none" style:writing-mode="lr-tb"/>
    </style:style>
    <style:style style:name="Tabelle8.6" style:family="table-row">
      <style:table-row-properties style:min-row-height="0.836cm" style:keep-together="true" fo:keep-together="auto"/>
    </style:style>
    <style:style style:name="Tabelle8.C6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8.7" style:family="table-row">
      <style:table-row-properties style:min-row-height="0.699cm" style:keep-together="true" fo:keep-together="auto"/>
    </style:style>
    <style:style style:name="Tabelle8.8" style:family="table-row">
      <style:table-row-properties style:min-row-height="0.709cm" style:keep-together="true" fo:keep-together="auto"/>
    </style:style>
    <style:style style:name="Tabelle8.A8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8.B8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8.C8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35cm solid #000000" style:writing-mode="lr-tb"/>
    </style:style>
    <style:style style:name="Tabelle9" style:family="table">
      <style:table-properties style:width="16.328cm" fo:margin-left="-0.362cm" table:align="left" style:writing-mode="lr-tb"/>
    </style:style>
    <style:style style:name="Tabelle9.A" style:family="table-column">
      <style:table-column-properties style:column-width="1.323cm"/>
    </style:style>
    <style:style style:name="Tabelle9.B" style:family="table-column">
      <style:table-column-properties style:column-width="14.926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9.2" style:family="table-row">
      <style:table-row-properties style:min-row-height="1.065cm" style:keep-together="true" fo:keep-together="auto"/>
    </style:style>
    <style:style style:name="Tabelle9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le9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9.3" style:family="table-row">
      <style:table-row-properties style:min-row-height="1.004cm" style:keep-together="true" fo:keep-together="auto"/>
    </style:style>
    <style:style style:name="Tabelle9.A3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9.5" style:family="table-row">
      <style:table-row-properties style:min-row-height="1.005cm" style:keep-together="true" fo:keep-together="auto"/>
    </style:style>
    <style:style style:name="Tabelle9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le9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10" style:family="table">
      <style:table-properties style:width="16.328cm" fo:margin-left="-0.362cm" table:align="left" style:writing-mode="lr-tb"/>
    </style:style>
    <style:style style:name="Tabelle10.A" style:family="table-column">
      <style:table-column-properties style:column-width="16.249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10.2" style:family="table-row">
      <style:table-row-properties style:min-row-height="0.898cm" style:keep-together="true" fo:keep-together="auto"/>
    </style:style>
    <style:style style:name="Tabelle10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le10.3" style:family="table-row">
      <style:table-row-properties style:min-row-height="8.749cm" style:keep-together="true" fo:keep-together="auto"/>
    </style:style>
    <style:style style:name="Tabelle10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elle11" style:family="table">
      <style:table-properties style:width="16.328cm" fo:margin-left="-0.162cm" table:align="left" style:writing-mode="lr-tb"/>
    </style:style>
    <style:style style:name="Tabelle11.A" style:family="table-column">
      <style:table-column-properties style:column-width="16.249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le11.2" style:family="table-row">
      <style:table-row-properties style:min-row-height="1.275cm" style:keep-together="true" fo:keep-together="auto"/>
    </style:style>
    <style:style style:name="Tabelle11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le11.3" style:family="table-row">
      <style:table-row-properties style:min-row-height="3.602cm" style:keep-together="true" fo:keep-together="auto"/>
    </style:style>
    <style:style style:name="Tabelle11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elle11.4" style:family="table-row">
      <style:table-row-properties style:min-row-height="3.604cm" style:keep-together="true" fo:keep-together="auto"/>
    </style:style>
    <style:style style:name="Tabelle11.A8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style:snap-to-layout-grid="false"/>
      <style:text-properties fo:font-size="16pt" style:font-size-asian="16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style:snap-to-layout-grid="false"/>
      <style:text-properties fo:font-size="12pt" fo:language="none" fo:country="none" fo:font-weight="bold" style:font-size-asian="12pt" style:font-weight-asian="bold"/>
    </style:style>
    <style:style style:name="P9" style:family="paragraph" style:parent-style-name="Standard">
      <style:paragraph-properties style:snap-to-layout-grid="false"/>
      <style:text-properties fo:font-size="12pt" fo:language="none" fo:country="none" style:font-size-asian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language="none" fo:country="none" style:font-size-asian="12pt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3" style:family="paragraph" style:parent-style-name="Standard">
      <style:paragraph-properties style:snap-to-layout-grid="false"/>
      <style:text-properties fo:font-size="12pt" style:font-size-asian="12pt"/>
    </style:style>
    <style:style style:name="P14" style:family="paragraph" style:parent-style-name="Standard">
      <style:text-properties fo:font-size="11pt" style:font-size-asian="11pt"/>
    </style:style>
    <style:style style:name="P15" style:family="paragraph" style:parent-style-name="Standard">
      <style:paragraph-properties style:snap-to-layout-grid="false"/>
      <style:text-properties fo:font-size="11pt" style:font-size-asian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1pt" style:font-size-asian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8" style:family="paragraph" style:parent-style-name="Standard">
      <style:text-properties fo:font-size="11pt" fo:font-weight="bold" style:font-size-asian="11pt" style:font-weight-asian="bold"/>
    </style:style>
    <style:style style:name="P19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paragraph-properties fo:text-align="end" style:justify-single-word="false" style:snap-to-layout-grid="false"/>
    </style:style>
    <style:style style:name="P25" style:family="paragraph" style:parent-style-name="Standard">
      <style:paragraph-properties fo:text-align="center" style:justify-single-word="false" style:snap-to-layout-grid="false"/>
      <style:text-properties fo:language="none" fo:country="none"/>
    </style:style>
    <style:style style:name="P26" style:family="paragraph" style:parent-style-name="Standard">
      <style:paragraph-properties style:snap-to-layout-grid="false"/>
      <style:text-properties fo:language="none" fo:country="none"/>
    </style:style>
    <style:style style:name="P27" style:family="paragraph" style:parent-style-name="Standard">
      <style:paragraph-properties style:snap-to-layout-grid="false"/>
      <style:text-properties fo:language="none" fo:country="none"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9" style:family="paragraph" style:parent-style-name="Standard">
      <style:paragraph-properties style:snap-to-layout-grid="false"/>
      <style:text-properties fo:font-size="9pt" style:font-size-asian="9pt"/>
    </style:style>
    <style:style style:name="P30" style:family="paragraph" style:parent-style-name="Standard">
      <style:paragraph-properties fo:text-align="end" style:justify-single-word="false" style:snap-to-layout-grid="false"/>
      <style:text-properties fo:font-size="8pt" style:font-size-asian="8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32" style:family="paragraph" style:parent-style-name="Standard">
      <style:paragraph-properties style:snap-to-layout-grid="false"/>
      <style:text-properties fo:font-size="8pt" style:font-size-asian="8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margin-left="0.7cm" fo:margin-right="0cm" fo:text-indent="-0.7cm" style:auto-text-indent="false" style:snap-to-layout-grid="false"/>
      <style:text-properties fo:font-size="12pt" fo:font-weight="bold" style:font-size-asian="12pt" style:font-weight-asian="bold"/>
    </style:style>
    <style:style style:name="P35" style:family="paragraph" style:parent-style-name="Standard" style:list-style-name="WW8Num1">
      <style:paragraph-properties fo:margin-left="0.584cm" fo:margin-right="0cm" fo:text-indent="-0.635cm" style:auto-text-indent="false" style:snap-to-layout-grid="false">
        <style:tab-stops>
          <style:tab-stop style:position="0.584cm"/>
        </style:tab-stops>
      </style:paragraph-properties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margin-left="0.199cm" fo:margin-right="0cm" fo:text-indent="0cm" style:auto-text-indent="false"/>
      <style:text-properties fo:font-size="12pt" style:font-size-asian="12pt"/>
    </style:style>
    <style:style style:name="P37" style:family="paragraph" style:parent-style-name="Standard">
      <style:paragraph-properties fo:margin-left="-0.25cm" fo:margin-right="0cm" fo:text-indent="0cm" style:auto-text-indent="false"/>
      <style:text-properties fo:font-size="12pt" fo:font-weight="bold" style:font-size-asian="12pt" style:font-weight-asian="bold"/>
    </style:style>
    <style:style style:name="P38" style:family="paragraph" style:parent-style-name="Standard">
      <style:paragraph-properties fo:margin-left="0.485cm" fo:margin-right="0cm" fo:text-indent="0cm" style:auto-text-indent="false"/>
      <style:text-properties fo:font-size="8pt" style:font-size-asian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9pt" style:font-size-asian="9pt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2">Verfahrensverzeichnis nach § 6 HDS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3" office:value-type="string">
            <text:p text:style-name="P8"><field:fieldmark-start/><text:s text:c="3"/><field:fieldmark-end/></text:p>
          </table:table-cell>
          <table:table-cell table:style-name="Tabelle1.A1" table:number-columns-spanned="2" office:value-type="string">
            <text:p text:style-name="P15">lfd. Nr.</text:p>
          </table:table-cell>
          <table:covered-table-cell/>
          <table:table-cell table:style-name="Tabelle1.A1" office:value-type="string">
            <text:p text:style-name="P12"><field:fieldmark text:name="__Fieldmark__1_728282269" field:type="ecma.office-open-xml.field.FORMCHECKBOX"><field:param field:name="name" field:value="Kontrollkästchen2"/><field:param field:name="helpText" field:value=""/><field:param field:name="checked" field:value="off"/></field:fieldmark></text:p>
          </table:table-cell>
          <table:table-cell table:style-name="Tabelle1.A1" office:value-type="string">
            <text:p text:style-name="P15">neues Verfahren</text:p>
          </table:table-cell>
          <table:table-cell table:style-name="Tabelle1.A1" office:value-type="string">
            <text:p text:style-name="P12"><field:fieldmark text:name="__Fieldmark__2_728282269" field:type="ecma.office-open-xml.field.FORMCHECKBOX"><field:param field:name="name" field:value="Kontrollkästchen3"/><field:param field:name="helpText" field:value=""/><field:param field:name="checked" field:value="off"/></field:fieldmark></text:p>
          </table:table-cell>
          <table:table-cell table:style-name="Tabelle1.A1" table:number-columns-spanned="3" office:value-type="string">
            <text:p text:style-name="P15">Änderung</text:p>
          </table:table-cell>
          <table:covered-table-cell/>
          <table:covered-table-cell/>
        </table:table-row>
        <table:table-row table:style-name="Tabelle1.4">
          <table:table-cell table:style-name="Tabelle1.A4" office:value-type="string">
            <text:p text:style-name="P5"/>
          </table:table-cell>
          <table:table-cell table:style-name="Tabelle1.A1" table:number-columns-spanned="2" office:value-type="string">
            <text:p text:style-name="P15"/>
          </table:table-cell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2"/>
          </table:table-cell>
          <table:table-cell table:style-name="Tabel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le1.5">
          <table:table-cell table:style-name="Tabelle1.A1" office:value-type="string">
            <text:p text:style-name="P5"><field:fieldmark text:name="__Fieldmark__3_728282269" field:type="ecma.office-open-xml.field.FORMCHECKBOX"><field:param field:name="name" field:value="Kontrollkästchen8"/><field:param field:name="helpText" field:value=""/><field:param field:name="checked" field:value="off"/></field:fieldmark></text:p>
          </table:table-cell>
          <table:table-cell table:style-name="Tabelle1.A1" table:number-columns-spanned="8" office:value-type="string">
            <text:p text:style-name="P1">Das Verzeichnis ist zur Einsichtnahme bestimmt (§ 6 Abs. 2 HDS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1" office:value-type="string">
            <text:p text:style-name="P5"><field:fieldmark text:name="__Fieldmark__4_728282269" field:type="ecma.office-open-xml.field.FORMCHECKBOX"><field:param field:name="name" field:value="Kontrollkästchen9"/><field:param field:name="helpText" field:value=""/><field:param field:name="checked" field:value="off"/></field:fieldmark></text:p>
          </table:table-cell>
          <table:table-cell table:style-name="Tabelle1.A1" table:number-columns-spanned="8" office:value-type="string">
            <text:p text:style-name="P1">Das Verzeichnis ist nur teilweise zur Einsichtnahme bestimmt</text:p>
            <text:p text:style-name="Standard">Ausgenommen sind die Angaben nach § 6 Abs. 1 Satz 1 Ziffern 7, 8 und 11 HDS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7">
          <table:table-cell table:style-name="Tabelle1.A1" office:value-type="string">
            <text:p text:style-name="P5"><field:fieldmark text:name="__Fieldmark__5_728282269" field:type="ecma.office-open-xml.field.FORMCHECKBOX"><field:param field:name="name" field:value="Kontrollkästchen52"/><field:param field:name="helpText" field:value=""/><field:param field:name="checked" field:value="off"/></field:fieldmark></text:p>
          </table:table-cell>
          <table:table-cell table:style-name="Tabelle1.A1" table:number-columns-spanned="8" office:value-type="string">
            <text:p text:style-name="P1">Das Verzeichnis ist nicht zur Einsichtnahme bestimmt (§ 6 Abs. 2 Satz 2 HDS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7">
          <table:table-cell table:style-name="Tabelle1.A1" office:value-type="string">
            <text:p text:style-name="P5"><text:bookmark-start text:name="Kontrollkästchen53"/><text:bookmark-start text:name="KeineFolgeseite"/><text:bookmark-end text:name="KeineFolgeseite"/><field:fieldmark text:name="__Fieldmark__6_728282269" field:type="ecma.office-open-xml.field.FORMCHECKBOX"><field:param field:name="name" field:value="Kontrollkästchen53"/><field:param field:name="helpText" field:value=""/><field:param field:name="checked" field:value="off"/></field:fieldmark><text:bookmark-end text:name="Kontrollkästchen53"/></text:p>
          </table:table-cell>
          <table:table-cell table:style-name="Tabelle1.A1" table:number-columns-spanned="8" office:value-type="string">
            <text:p text:style-name="P1">Das Verfahren ist Teil eines gemeinsamen Verfahrens nach § 15 HDSG</text:p>
            <text:p text:style-name="Standard">federführende Stell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3" table:number-columns-spanned="9" office:value-type="string">
            <text:p text:style-name="P5"/>
            <text:p text:style-name="P4"/>
            <text:p text:style-name="P4">1. <text:s/>Name und Anschrift der datenverarbeitenden Stel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0">
          <table:table-cell table:style-name="Tabelle1.A10" office:value-type="string">
            <text:p text:style-name="P24">1.1</text:p>
          </table:table-cell>
          <table:table-cell table:style-name="Tabelle1.B10" table:number-columns-spanned="8" office:value-type="string">
            <text:p text:style-name="P1">Name und Anschrif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1">
          <table:table-cell table:style-name="Tabelle1.A11" office:value-type="string">
            <text:p text:style-name="P6"/>
          </table:table-cell>
          <table:table-cell table:style-name="Tabelle1.B11" table:number-columns-spanned="8" office:value-type="string">
            <text:p text:style-name="P9"><field:fieldmark-start/><text:s text:c="2"/>Physik eLearning-Team</text:p>
            <text:p text:style-name="P9"><text:s text:c="2"/>Verantwortlicher: Prof. Dr. Lüdde, 01.129, Max-von-Laue-Straße 1, Frankfurt <text:s text:c="2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2">
          <table:table-cell table:style-name="Tabelle1.A10" office:value-type="string">
            <text:p text:style-name="P24">1.2</text:p>
          </table:table-cell>
          <table:table-cell table:style-name="Tabelle1.B10" table:number-columns-spanned="8" office:value-type="string">
            <text:p text:style-name="P1">Organisationskennziffer, Amt, Abteilung, ggf. Sachgebiet</text:p>
            <text:p text:style-name="Standard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3">
          <table:table-cell table:style-name="Tabelle1.A13" office:value-type="string">
            <text:p text:style-name="P6"/>
          </table:table-cell>
          <table:table-cell table:style-name="Tabelle1.B11" table:number-columns-spanned="8" office:value-type="string">
            <text:p text:style-name="P9"><field:fieldmark-start/><text:s text:c="2"/>Institut für Theoretische Physik <text:s text:c="2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0" office:value-type="string">
            <text:p text:style-name="P24">1.3</text:p>
          </table:table-cell>
          <table:table-cell table:style-name="Tabelle1.B10" table:number-columns-spanned="8" office:value-type="string">
            <text:p text:style-name="P1">Name u. Anschrift des Auftragnehmers, wenn die Daten nach § 4 HDSG in Auftrag verarbeitet werden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13" office:value-type="string">
            <text:p text:style-name="P5"/>
          </table:table-cell>
          <table:table-cell table:style-name="Tabelle1.B11" table:number-columns-spanned="8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16" table:number-columns-spanned="9" office:value-type="string">
            <text:p text:style-name="P5"/>
            <text:p text:style-name="P4">2. <text:s/>Zweckbestimmung und Rechtsgrundlage der Datenverarbe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7">
          <table:table-cell table:style-name="Tabelle1.A10" office:value-type="string">
            <text:p text:style-name="P24">2.1</text:p>
          </table:table-cell>
          <table:table-cell table:style-name="Tabelle1.B10" table:number-columns-spanned="8" office:value-type="string">
            <text:p text:style-name="P1">Zweckbestimm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8">
          <table:table-cell table:style-name="Tabelle1.A18" office:value-type="string">
            <text:p text:style-name="P6"/>
          </table:table-cell>
          <table:table-cell table:style-name="Tabelle1.B18" table:number-columns-spanned="8" office:value-type="string">
            <text:p text:style-name="P9">Lernplattform “Physik Online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A19" office:value-type="string">
            <text:p text:style-name="P24">2.2</text:p>
          </table:table-cell>
          <table:table-cell table:style-name="Tabelle1.B19" table:number-columns-spanned="8" office:value-type="string">
            <text:p text:style-name="P1">ggf. Bezeichnung des Verfah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0">
          <table:table-cell table:style-name="Tabelle1.A18" office:value-type="string">
            <text:p text:style-name="P6"/>
          </table:table-cell>
          <table:table-cell table:style-name="Tabelle1.B18" table:number-columns-spanned="8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1">
          <table:table-cell table:style-name="Tabelle1.A19" office:value-type="string">
            <text:p text:style-name="P24">2.3</text:p>
          </table:table-cell>
          <table:table-cell table:style-name="Tabelle1.B19" table:number-columns-spanned="8" office:value-type="string">
            <text:p text:style-name="P1">Rechtsgrundlage (ggf. nach Art der DV unterschied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2">
          <table:table-cell table:style-name="Tabelle1.A13" office:value-type="string">
            <text:p text:style-name="P6"/>
          </table:table-cell>
          <table:table-cell table:style-name="Tabelle1.B11" table:number-columns-spanned="8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3">
          <table:table-cell table:style-name="Tabelle1.A3" table:number-columns-spanned="9" office:value-type="string">
            <text:p text:style-name="P5"/>
            <text:p text:style-name="P4">3. <text:s/>Art der gespeicherten Dat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4">
          <table:table-cell table:style-name="Tabelle1.A10" table:number-columns-spanned="2" office:value-type="string">
            <text:p text:style-name="P23">lfd. Nr.</text:p>
          </table:table-cell>
          <table:covered-table-cell/>
          <table:table-cell table:style-name="Tabelle1.C2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elle1.H24" table:number-columns-spanned="2" office:value-type="string">
            <text:p text:style-name="P1">Datum nach § 7 Abs. 4 HDSG</text:p>
          </table:table-cell>
          <table:covered-table-cell/>
        </table:table-row>
        <table:table-row table:style-name="Tabelle1.25">
          <table:table-cell table:style-name="Tabelle1.A18" table:number-columns-spanned="2" office:value-type="string">
            <text:p text:style-name="P7"/>
          </table:table-cell>
          <table:covered-table-cell/>
          <table:table-cell table:style-name="Tabelle1.C25" table:number-columns-spanned="5" office:value-type="string">
            <text:p text:style-name="P1"><text:bookmark text:name="Text26"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Ja</text:p>
          </table:table-cell>
          <table:table-cell table:style-name="Tabelle1.I25" office:value-type="string">
            <text:p text:style-name="P23">Nein</text:p>
          </table:table-cell>
        </table:table-row>
        <table:table-row table:style-name="Tabelle1.26">
          <table:table-cell table:style-name="Tabelle1.A26" table:number-columns-spanned="2" office:value-type="string">
            <text:p text:style-name="P25"><field:fieldmark-start/><text:s/>1 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zentraler HRZ-Benutzername <text:s text:c="4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4"/><field:fieldmark text:name="__Fieldmark__15_728282269" field:type="ecma.office-open-xml.field.FORMCHECKBOX"><field:param field:name="name" field:value="Kontrollkästchen54"/><field:param field:name="helpText" field:value=""/><field:param field:name="checked" field:value="on"/></field:fieldmark><text:bookmark-end text:name="Kontrollkästchen54"/></text:p>
          </table:table-cell>
          <table:table-cell table:style-name="Tabelle1.I25" office:value-type="string">
            <text:p text:style-name="P23"><field:fieldmark text:name="__Fieldmark__16_728282269" field:type="ecma.office-open-xml.field.FORMCHECKBOX"><field:param field:name="name" field:value="Kontrollkästchen63"/><field:param field:name="helpText" field:value=""/><field:param field:name="checked" field:value="off"/></field:fieldmark></text:p>
          </table:table-cell>
        </table:table-row>
        <table:table-row table:style-name="Tabelle1.26">
          <table:table-cell table:style-name="Tabelle1.A26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5"/><field:fieldmark text:name="__Fieldmark__19_728282269" field:type="ecma.office-open-xml.field.FORMCHECKBOX"><field:param field:name="name" field:value="Kontrollkästchen55"/><field:param field:name="helpText" field:value=""/><field:param field:name="checked" field:value="off"/></field:fieldmark><text:bookmark-end text:name="Kontrollkästchen55"/></text:p>
          </table:table-cell>
          <table:table-cell table:style-name="Tabelle1.I25" office:value-type="string">
            <text:p text:style-name="P23"><field:fieldmark text:name="__Fieldmark__20_728282269" field:type="ecma.office-open-xml.field.FORMCHECKBOX"><field:param field:name="name" field:value="Kontrollkästchen64"/><field:param field:name="helpText" field:value=""/><field:param field:name="checked" field:value="off"/></field:fieldmark></text:p>
          </table:table-cell>
        </table:table-row>
        <table:table-row table:style-name="Tabelle1.28">
          <table:table-cell table:style-name="Tabelle1.A19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6"/><field:fieldmark text:name="__Fieldmark__23_728282269" field:type="ecma.office-open-xml.field.FORMCHECKBOX"><field:param field:name="name" field:value="Kontrollkästchen56"/><field:param field:name="helpText" field:value=""/><field:param field:name="checked" field:value="off"/></field:fieldmark><text:bookmark-end text:name="Kontrollkästchen56"/></text:p>
          </table:table-cell>
          <table:table-cell table:style-name="Tabelle1.I25" office:value-type="string">
            <text:p text:style-name="P23"><field:fieldmark text:name="__Fieldmark__24_728282269" field:type="ecma.office-open-xml.field.FORMCHECKBOX"><field:param field:name="name" field:value="Kontrollkästchen65"/><field:param field:name="helpText" field:value=""/><field:param field:name="checked" field:value="off"/></field:fieldmark></text:p>
          </table:table-cell>
        </table:table-row>
        <table:table-row table:style-name="Tabelle1.26">
          <table:table-cell table:style-name="Tabelle1.A26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7"/><field:fieldmark text:name="__Fieldmark__27_728282269" field:type="ecma.office-open-xml.field.FORMCHECKBOX"><field:param field:name="name" field:value="Kontrollkästchen57"/><field:param field:name="helpText" field:value=""/><field:param field:name="checked" field:value="off"/></field:fieldmark><text:bookmark-end text:name="Kontrollkästchen57"/></text:p>
          </table:table-cell>
          <table:table-cell table:style-name="Tabelle1.I25" office:value-type="string">
            <text:p text:style-name="P23"><field:fieldmark text:name="__Fieldmark__28_728282269" field:type="ecma.office-open-xml.field.FORMCHECKBOX"><field:param field:name="name" field:value="Kontrollkästchen66"/><field:param field:name="helpText" field:value=""/><field:param field:name="checked" field:value="off"/></field:fieldmark></text:p>
          </table:table-cell>
        </table:table-row>
        <table:table-row table:style-name="Tabelle1.26">
          <table:table-cell table:style-name="Tabelle1.A26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8"/><field:fieldmark text:name="__Fieldmark__31_728282269" field:type="ecma.office-open-xml.field.FORMCHECKBOX"><field:param field:name="name" field:value="Kontrollkästchen58"/><field:param field:name="helpText" field:value=""/><field:param field:name="checked" field:value="off"/></field:fieldmark><text:bookmark-end text:name="Kontrollkästchen58"/></text:p>
          </table:table-cell>
          <table:table-cell table:style-name="Tabelle1.I25" office:value-type="string">
            <text:p text:style-name="P23"><field:fieldmark text:name="__Fieldmark__32_728282269" field:type="ecma.office-open-xml.field.FORMCHECKBOX"><field:param field:name="name" field:value="Kontrollkästchen67"/><field:param field:name="helpText" field:value=""/><field:param field:name="checked" field:value="off"/></field:fieldmark></text:p>
          </table:table-cell>
        </table:table-row>
        <table:table-row table:style-name="Tabelle1.28">
          <table:table-cell table:style-name="Tabelle1.A26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59"/><field:fieldmark text:name="__Fieldmark__35_728282269" field:type="ecma.office-open-xml.field.FORMCHECKBOX"><field:param field:name="name" field:value="Kontrollkästchen59"/><field:param field:name="helpText" field:value=""/><field:param field:name="checked" field:value="off"/></field:fieldmark><text:bookmark-end text:name="Kontrollkästchen59"/></text:p>
          </table:table-cell>
          <table:table-cell table:style-name="Tabelle1.I25" office:value-type="string">
            <text:p text:style-name="P23"><field:fieldmark text:name="__Fieldmark__36_728282269" field:type="ecma.office-open-xml.field.FORMCHECKBOX"><field:param field:name="name" field:value="Kontrollkästchen68"/><field:param field:name="helpText" field:value=""/><field:param field:name="checked" field:value="off"/></field:fieldmark></text:p>
          </table:table-cell>
        </table:table-row>
        <table:table-row table:style-name="Tabelle1.26">
          <table:table-cell table:style-name="Tabelle1.A26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26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25" office:value-type="string">
            <text:p text:style-name="P23"><text:bookmark-start text:name="Kontrollkästchen60"/><field:fieldmark text:name="__Fieldmark__39_728282269" field:type="ecma.office-open-xml.field.FORMCHECKBOX"><field:param field:name="name" field:value="Kontrollkästchen60"/><field:param field:name="helpText" field:value=""/><field:param field:name="checked" field:value="off"/></field:fieldmark><text:bookmark-end text:name="Kontrollkästchen60"/></text:p>
          </table:table-cell>
          <table:table-cell table:style-name="Tabelle1.I25" office:value-type="string">
            <text:p text:style-name="P23"><field:fieldmark text:name="__Fieldmark__40_728282269" field:type="ecma.office-open-xml.field.FORMCHECKBOX"><field:param field:name="name" field:value="Kontrollkästchen69"/><field:param field:name="helpText" field:value=""/><field:param field:name="checked" field:value="off"/></field:fieldmark></text:p>
          </table:table-cell>
        </table:table-row>
        <table:table-row table:style-name="Tabelle1.26">
          <table:table-cell table:style-name="Tabelle1.A33" table:number-columns-spanned="2" office:value-type="string">
            <text:p text:style-name="P25"><field:fieldmark-start/><text:s text:c="2"/><field:fieldmark-end/></text:p>
          </table:table-cell>
          <table:covered-table-cell/>
          <table:table-cell table:style-name="Tabelle1.C33" table:number-columns-spanned="5" office:value-type="string">
            <text:p text:style-name="P9"><field:fieldmark-start/><text:s text:c="5"/><field:fieldmark-end/></text:p>
          </table:table-cell>
          <table:covered-table-cell/>
          <table:covered-table-cell/>
          <table:covered-table-cell/>
          <table:covered-table-cell/>
          <table:table-cell table:style-name="Tabelle1.H33" office:value-type="string">
            <text:p text:style-name="P23"><text:bookmark-start text:name="Kontrollkästchen61"/><field:fieldmark text:name="__Fieldmark__43_728282269" field:type="ecma.office-open-xml.field.FORMCHECKBOX"><field:param field:name="name" field:value="Kontrollkästchen61"/><field:param field:name="helpText" field:value=""/><field:param field:name="checked" field:value="off"/></field:fieldmark><text:bookmark-end text:name="Kontrollkästchen61"/></text:p>
          </table:table-cell>
          <table:table-cell table:style-name="Tabelle1.I33" office:value-type="string">
            <text:p text:style-name="P23"><field:fieldmark text:name="__Fieldmark__44_728282269" field:type="ecma.office-open-xml.field.FORMCHECKBOX"><field:param field:name="name" field:value="Kontrollkästchen70"/><field:param field:name="helpText" field:value=""/><field:param field:name="checked" field:value="off"/></field:fieldmark></text:p>
          </table:table-cell>
        </table:table-row>
      </table:table>
      <text:p text:style-name="Standard"/>
      <text:p text:style-name="P3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table:number-columns-spanned="2" office:value-type="string">
            <text:p text:style-name="P34">4. <text:s/>Kreis der Betroffenen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23">lfd. Nr.</text:p>
          </table:table-cell>
          <table:table-cell table:style-name="Tabelle2.B2" office:value-type="string">
            <text:p text:style-name="P13"/>
          </table:table-cell>
        </table:table-row>
        <table:table-row table:style-name="Tabelle2.3">
          <table:table-cell table:style-name="Tabelle2.A3" office:value-type="string">
            <text:p text:style-name="P10"><field:fieldmark-start/>1 <text:s/><field:fieldmark-end/></text:p>
          </table:table-cell>
          <table:table-cell table:style-name="Tabelle2.B2" office:value-type="string">
            <text:p text:style-name="P9">Studenten der Uni Frankfurt</text:p>
          </table:table-cell>
        </table:table-row>
        <table:table-row table:style-name="Tabelle2.3">
          <table:table-cell table:style-name="Tabelle2.A3" office:value-type="string">
            <text:p text:style-name="P10">2<field:fieldmark-start/> <text:s/><field:fieldmark-end/></text:p>
          </table:table-cell>
          <table:table-cell table:style-name="Tabelle2.B2" office:value-type="string">
            <text:p text:style-name="P9">Fachbereichsmitarbeiter und Inhaber der Goethe-Card Plus</text:p>
          </table:table-cell>
        </table:table-row>
        <table:table-row table:style-name="Tabelle2.3">
          <table:table-cell table:style-name="Tabelle2.A3" office:value-type="string">
            <text:p text:style-name="P10"><field:fieldmark-start/><text:s text:c="2"/><field:fieldmark-end/></text:p>
          </table:table-cell>
          <table:table-cell table:style-name="Tabelle2.B2" office:value-type="string">
            <text:p text:style-name="P9"><field:fieldmark-start/><text:s text:c="5"/><field:fieldmark-end/></text:p>
          </table:table-cell>
        </table:table-row>
        <table:table-row table:style-name="Tabelle2.3">
          <table:table-cell table:style-name="Tabelle2.A3" office:value-type="string">
            <text:p text:style-name="P10"><field:fieldmark-start/><text:s text:c="2"/><field:fieldmark-end/></text:p>
          </table:table-cell>
          <table:table-cell table:style-name="Tabelle2.B2" office:value-type="string">
            <text:p text:style-name="P9"><field:fieldmark-start/><text:s text:c="5"/><field:fieldmark-end/></text:p>
          </table:table-cell>
        </table:table-row>
        <table:table-row table:style-name="Tabelle2.3">
          <table:table-cell table:style-name="Tabelle2.A3" office:value-type="string">
            <text:p text:style-name="P10"><field:fieldmark-start/><text:s text:c="2"/><field:fieldmark-end/></text:p>
          </table:table-cell>
          <table:table-cell table:style-name="Tabelle2.B2" office:value-type="string">
            <text:p text:style-name="P9"><field:fieldmark-start/><text:s text:c="5"/><field:fieldmark-end/></text:p>
          </table:table-cell>
        </table:table-row>
        <table:table-row table:style-name="Tabelle2.3">
          <table:table-cell table:style-name="Tabelle2.A3" office:value-type="string">
            <text:p text:style-name="P10"><field:fieldmark-start/><text:s text:c="2"/><field:fieldmark-end/></text:p>
          </table:table-cell>
          <table:table-cell table:style-name="Tabelle2.B2" office:value-type="string">
            <text:p text:style-name="P9"><field:fieldmark-start/><text:s text:c="5"/><field:fieldmark-end/></text:p>
          </table:table-cell>
        </table:table-row>
        <table:table-row table:style-name="Tabelle2.3">
          <table:table-cell table:style-name="Tabelle2.A9" office:value-type="string">
            <text:p text:style-name="P10"><field:fieldmark-start/><text:s text:c="2"/><field:fieldmark-end/></text:p>
          </table:table-cell>
          <table:table-cell table:style-name="Tabelle2.B9" office:value-type="string">
            <text:p text:style-name="P9"><field:fieldmark-start/><text:s text:c="5"/><field:fieldmark-end/>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table:number-columns-spanned="2" office:value-type="string">
            <text:list xml:id="list335452663" text:style-name="WW8Num1">
              <text:list-item>
                <text:p text:style-name="P35">Art regelmäßig übermittelter Daten, deren Empfänger sowie Art und Herkunft regelmäßig empfangener Daten</text:p>
              </text:list-item>
            </text:list>
            <text:p text:style-name="P36"/>
          </table:table-cell>
          <table:covered-table-cell/>
        </table:table-row>
        <table:table-row table:style-name="Tabelle3.2">
          <table:table-cell table:style-name="Tabelle3.A2" office:value-type="string">
            <text:p text:style-name="P1">5.1</text:p>
          </table:table-cell>
          <table:table-cell table:style-name="Tabelle3.B2" office:value-type="string">
            <text:p text:style-name="P13"/>
          </table:table-cell>
        </table:table-row>
        <table:table-row table:style-name="Tabelle3.2">
          <table:table-cell table:style-name="Tabelle3.A3" office:value-type="string">
            <text:p text:style-name="P23">lfd. Nr.</text:p>
            <text:p text:style-name="P28">aus Ziffer 3</text:p>
          </table:table-cell>
          <table:table-cell table:style-name="Tabelle3.B3" office:value-type="string">
            <text:p text:style-name="P13">Empfänger der Daten</text:p>
          </table:table-cell>
        </table:table-row>
        <table:table-row table:style-name="Tabelle3.2">
          <table:table-cell table:style-name="Tabelle3.A3" office:value-type="string">
            <text:p text:style-name="P10">1?</text:p>
          </table:table-cell>
          <table:table-cell table:style-name="Tabelle3.B3" office:value-type="string">
            <text:p text:style-name="P9">HRZ-Benutzername</text:p>
          </table:table-cell>
        </table:table-row>
        <table:table-row table:style-name="Tabelle3.2">
          <table:table-cell table:style-name="Tabelle3.A3" office:value-type="string">
            <text:p text:style-name="P10">1?</text:p>
          </table:table-cell>
          <table:table-cell table:style-name="Tabelle3.B3" office:value-type="string">
            <text:p text:style-name="P9">HRZ-Passwort</text:p>
          </table:table-cell>
        </table:table-row>
        <table:table-row table:style-name="Tabelle3.2">
          <table:table-cell table:style-name="Tabelle3.A3" office:value-type="string">
            <text:p text:style-name="P10"><field:fieldmark-start/><text:s text:c="2"/><field:fieldmark-end/></text:p>
          </table:table-cell>
          <table:table-cell table:style-name="Tabelle3.B3" office:value-type="string">
            <text:p text:style-name="P9"><field:fieldmark-start/><text:s text:c="5"/><field:fieldmark-end/></text:p>
          </table:table-cell>
        </table:table-row>
        <table:table-row table:style-name="Tabelle3.2">
          <table:table-cell table:style-name="Tabelle3.A3" office:value-type="string">
            <text:p text:style-name="P10"><field:fieldmark-start/><text:s text:c="2"/><field:fieldmark-end/></text:p>
          </table:table-cell>
          <table:table-cell table:style-name="Tabelle3.B3" office:value-type="string">
            <text:p text:style-name="P9"><field:fieldmark-start/><text:s text:c="5"/><field:fieldmark-end/></text:p>
          </table:table-cell>
        </table:table-row>
        <table:table-row table:style-name="Tabelle3.2">
          <table:table-cell table:style-name="Tabelle3.A3" office:value-type="string">
            <text:p text:style-name="P10"><field:fieldmark-start/><text:s text:c="2"/><field:fieldmark-end/></text:p>
          </table:table-cell>
          <table:table-cell table:style-name="Tabelle3.B3" office:value-type="string">
            <text:p text:style-name="P9"><field:fieldmark-start/><text:s text:c="5"/><field:fieldmark-end/></text:p>
          </table:table-cell>
        </table:table-row>
        <table:table-row table:style-name="Tabelle3.2">
          <table:table-cell table:style-name="Tabelle3.A9" office:value-type="string">
            <text:p text:style-name="P10"><field:fieldmark-start/><text:s text:c="2"/><field:fieldmark-end/></text:p>
          </table:table-cell>
          <table:table-cell table:style-name="Tabelle3.B9" office:value-type="string">
            <text:p text:style-name="P9"><field:fieldmark-start/><text:s text:c="5"/><field:fieldmark-end/></text:p>
          </table:table-cell>
        </table:table-row>
      </table:table>
      <text:p text:style-name="Standard"/>
      <text:p text:style-name="P1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5.2</text:p>
          </table:table-cell>
          <table:table-cell table:style-name="Tabelle4.B1" office:value-type="string">
            <text:p text:style-name="P13"/>
          </table:table-cell>
        </table:table-row>
        <table:table-row table:style-name="Tabelle4.1">
          <table:table-cell table:style-name="Tabelle4.A2" office:value-type="string">
            <text:p text:style-name="P23">lfd. Nr.</text:p>
            <text:p text:style-name="P28">aus Ziffer 3</text:p>
          </table:table-cell>
          <table:table-cell table:style-name="Tabelle4.B2" office:value-type="string">
            <text:p text:style-name="P13">Herkunft der Daten</text:p>
          </table:table-cell>
        </table:table-row>
        <table:table-row table:style-name="Tabelle4.1">
          <table:table-cell table:style-name="Tabelle4.A3" office:value-type="float" office:value="1">
            <text:p text:style-name="P10">1</text:p>
          </table:table-cell>
          <table:table-cell table:style-name="Tabelle4.B2" office:value-type="string">
            <text:p text:style-name="P9">Vom HRZ zugewiesene Anmeldedaten</text:p>
          </table:table-cell>
        </table:table-row>
        <table:table-row table:style-name="Tabelle4.1">
          <table:table-cell table:style-name="Tabelle4.A2" office:value-type="string">
            <text:p text:style-name="P10"><field:fieldmark-start/><text:s text:c="2"/><field:fieldmark-end/></text:p>
          </table:table-cell>
          <table:table-cell table:style-name="Tabelle4.B2" office:value-type="string">
            <text:p text:style-name="P9"><field:fieldmark-start/><text:s text:c="5"/><field:fieldmark-end/></text:p>
          </table:table-cell>
        </table:table-row>
        <table:table-row table:style-name="Tabelle4.1">
          <table:table-cell table:style-name="Tabelle4.A2" office:value-type="string">
            <text:p text:style-name="P10"><field:fieldmark-start/><text:s text:c="2"/><field:fieldmark-end/></text:p>
          </table:table-cell>
          <table:table-cell table:style-name="Tabelle4.B2" office:value-type="string">
            <text:p text:style-name="P9"><field:fieldmark-start/><text:s text:c="5"/><field:fieldmark-end/></text:p>
          </table:table-cell>
        </table:table-row>
        <table:table-row table:style-name="Tabelle4.1">
          <table:table-cell table:style-name="Tabelle4.A2" office:value-type="string">
            <text:p text:style-name="P10"><field:fieldmark-start/><text:s text:c="2"/><field:fieldmark-end/></text:p>
          </table:table-cell>
          <table:table-cell table:style-name="Tabelle4.B2" office:value-type="string">
            <text:p text:style-name="P9"><field:fieldmark-start/><text:s text:c="5"/><field:fieldmark-end/></text:p>
          </table:table-cell>
        </table:table-row>
        <table:table-row table:style-name="Tabelle4.1">
          <table:table-cell table:style-name="Tabelle4.A2" office:value-type="string">
            <text:p text:style-name="P10"><field:fieldmark-start/><text:s text:c="2"/><field:fieldmark-end/></text:p>
          </table:table-cell>
          <table:table-cell table:style-name="Tabelle4.B2" office:value-type="string">
            <text:p text:style-name="P9"><field:fieldmark-start/><text:s text:c="5"/><field:fieldmark-end/></text:p>
          </table:table-cell>
        </table:table-row>
        <table:table-row table:style-name="Tabelle4.1">
          <table:table-cell table:style-name="Tabelle4.A8" office:value-type="string">
            <text:p text:style-name="P10"><field:fieldmark-start/><text:s text:c="2"/><field:fieldmark-end/></text:p>
          </table:table-cell>
          <table:table-cell table:style-name="Tabelle4.B8" office:value-type="string">
            <text:p text:style-name="P9"><field:fieldmark-start/><text:s text:c="5"/><field:fieldmark-end/></text:p>
          </table:table-cell>
        </table:table-row>
      </table:table>
      <text:p text:style-name="Standard"/>
      <text:p text:style-name="Standard"/>
      <text:p text:style-name="P37">6. <text:s/>Zugriffsberechtigte Personen oder Personengrupp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3">lfd. Nr.</text:p>
          </table:table-cell>
          <table:table-cell table:style-name="Tabelle5.B1" office:value-type="string">
            <text:p text:style-name="P13"/>
          </table:table-cell>
        </table:table-row>
        <table:table-row table:style-name="Tabelle5.2">
          <table:table-cell table:style-name="Tabelle5.A2" office:value-type="float" office:value="1">
            <text:p text:style-name="P10">1</text:p>
          </table:table-cell>
          <table:table-cell table:style-name="Tabelle5.B2" office:value-type="string">
            <text:p text:style-name="P9">Studenten der Uni Frankfurt<field:fieldmark-start/> <text:s text:c="4"/><field:fieldmark-end/></text:p>
          </table:table-cell>
        </table:table-row>
        <table:table-row table:style-name="Tabelle5.2">
          <table:table-cell table:style-name="Tabelle5.A2" office:value-type="float" office:value="2">
            <text:p text:style-name="P10">2</text:p>
          </table:table-cell>
          <table:table-cell table:style-name="Tabelle5.B2" office:value-type="string">
            <text:p text:style-name="P9">Mitarbeiter des Fachbereichs 13 Physik<field:fieldmark-start/> <text:s text:c="4"/><field:fieldmark-end/></text:p>
          </table:table-cell>
        </table:table-row>
        <table:table-row table:style-name="Tabelle5.2">
          <table:table-cell table:style-name="Tabelle5.A2" office:value-type="float" office:value="3">
            <text:p text:style-name="P10">3</text:p>
          </table:table-cell>
          <table:table-cell table:style-name="Tabelle5.B2" office:value-type="string">
            <text:p text:style-name="P9"><field:fieldmark-start/>Administratoren der Physik Online-Plattform</text:p>
          </table:table-cell>
        </table:table-row>
        <table:table-row table:style-name="Tabelle5.2">
          <table:table-cell table:style-name="Tabelle5.A5" office:value-type="string">
            <text:p text:style-name="P10"><field:fieldmark-start/><text:s text:c="2"/><field:fieldmark-end/></text:p>
          </table:table-cell>
          <table:table-cell table:style-name="Tabelle5.B2" office:value-type="string">
            <text:p text:style-name="P9"><field:fieldmark-start/><text:s text:c="5"/><field:fieldmark-end/></text:p>
          </table:table-cell>
        </table:table-row>
        <table:table-row table:style-name="Tabelle5.2">
          <table:table-cell table:style-name="Tabelle5.A5" office:value-type="string">
            <text:p text:style-name="P10"><field:fieldmark-start/><text:s text:c="2"/><field:fieldmark-end/></text:p>
          </table:table-cell>
          <table:table-cell table:style-name="Tabelle5.B2" office:value-type="string">
            <text:p text:style-name="P9"><field:fieldmark-start/><text:s text:c="5"/><field:fieldmark-end/></text:p>
          </table:table-cell>
        </table:table-row>
        <table:table-row table:style-name="Tabelle5.2">
          <table:table-cell table:style-name="Tabelle5.A5" office:value-type="string">
            <text:p text:style-name="P10"><field:fieldmark-start/><text:s text:c="2"/><field:fieldmark-end/></text:p>
          </table:table-cell>
          <table:table-cell table:style-name="Tabelle5.B2" office:value-type="string">
            <text:p text:style-name="P9"><field:fieldmark-start/><text:s text:c="5"/><field:fieldmark-end/></text:p>
          </table:table-cell>
        </table:table-row>
        <table:table-row table:style-name="Tabelle5.2">
          <table:table-cell table:style-name="Tabelle5.A5" office:value-type="string">
            <text:p text:style-name="P10"><field:fieldmark-start/><text:s text:c="2"/><field:fieldmark-end/></text:p>
          </table:table-cell>
          <table:table-cell table:style-name="Tabelle5.B2" office:value-type="string">
            <text:p text:style-name="P9"><field:fieldmark-start/><text:s text:c="5"/><field:fieldmark-end/></text:p>
          </table:table-cell>
        </table:table-row>
        <table:table-row table:style-name="Tabelle5.2">
          <table:table-cell table:style-name="Tabelle5.A9" office:value-type="string">
            <text:p text:style-name="P10"><field:fieldmark-start/><text:s text:c="2"/><field:fieldmark-end/></text:p>
          </table:table-cell>
          <table:table-cell table:style-name="Tabelle5.B9" office:value-type="string">
            <text:p text:style-name="P9"><field:fieldmark-start/><text:s text:c="5"/><field:fieldmark-end/></text:p>
          </table:table-cell>
        </table:table-row>
      </table:table>
      <text:p text:style-name="P33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table:number-columns-spanned="3" office:value-type="string">
            <text:p text:style-name="P5">7. <text:s/>Technische und organisatorische Maßnahmen (§ 10 Abs. 2 HDSG)</text:p>
          </table:table-cell>
          <table:covered-table-cell/>
          <table:covered-table-cell/>
        </table:table-row>
        <table:table-row table:style-name="Tabelle6.2">
          <table:table-cell table:style-name="Tabelle6.A2" table:number-columns-spanned="3" office:value-type="string">
            <text:p text:style-name="P19"/>
            <text:p text:style-name="P18">Folgende aufeinander aufbauende Festlegungen wurden getroffen:</text:p>
          </table:table-cell>
          <table:covered-table-cell/>
          <table:covered-table-cell/>
        </table:table-row>
        <table:table-row table:style-name="Tabelle6.3">
          <table:table-cell table:style-name="Tabelle6.A3" table:number-columns-spanned="3" office:value-type="string">
            <text:p text:style-name="P1"><field:fieldmark text:name="__Fieldmark__99_728282269" field:type="ecma.office-open-xml.field.FORMCHECKBOX"><field:param field:name="name" field:value="Kontrollkästchen75"/><field:param field:name="helpText" field:value=""/><field:param field:name="checked" field:value="on"/></field:fieldmark><text:s text:c="2"/>Hinsichtlich der allgemeinen Sicherheit wird auf das vorhandene Sicherheitskonzept verwiesen.</text:p>
          </table:table-cell>
          <table:covered-table-cell/>
          <table:covered-table-cell/>
        </table:table-row>
        <table:table-row table:style-name="Tabelle6.4">
          <table:table-cell table:style-name="Tabelle6.A3" table:number-columns-spanned="3" office:value-type="string">
            <text:p text:style-name="P1"><field:fieldmark text:name="__Fieldmark__100_728282269" field:type="ecma.office-open-xml.field.FORMCHECKBOX"><field:param field:name="name" field:value="Kontrollkästchen77"/><field:param field:name="helpText" field:value=""/><field:param field:name="checked" field:value="on"/></field:fieldmark><text:s text:c="2"/>Erläuterungen zu den einzelnen Maßnahmen, insbesondere soweit diese das Verfahren betreffen:</text:p>
          </table:table-cell>
          <table:covered-table-cell/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Zutrittskontrolle</text:p>
          </table:table-cell>
          <table:covered-table-cell/>
          <table:table-cell table:style-name="Tabelle6.C5" office:value-type="string">
            <text:p text:style-name="P29">(z. B. DV-Technik in gesicherten Räumen, Sicherheitsschlösser vorhanden)</text:p>
          </table:table-cell>
        </table:table-row>
        <table:table-row table:style-name="Tabelle6.6">
          <table:table-cell table:style-name="Tabelle6.A5" office:value-type="string">
            <text:p text:style-name="P30"/>
          </table:table-cell>
          <table:table-cell table:style-name="Tabelle6.B6" table:number-columns-spanned="2" office:value-type="string">
            <text:p text:style-name="P26">Der verwendete Server ist eine virtuelle Maschine, die auf der Hardware des Instituts für Theoretische<field:fieldmark-start/> <text:s text:c="4"/><field:fieldmark-end/></text:p>
          </table:table-cell>
          <table:covered-table-cell/>
        </table:table-row>
        <table:table-row table:style-name="Tabelle6.7">
          <table:table-cell table:style-name="Tabelle6.A5" office:value-type="string">
            <text:p text:style-name="P13"/>
          </table:table-cell>
          <table:table-cell table:style-name="Tabelle6.B7" table:number-columns-spanned="2" office:value-type="string">
            <text:p text:style-name="P26">Physik gehostet wird. Diese steht im CSC, Bauteil 1, Max-von-Laue-Straße 1 in einem den gängingen<field:fieldmark-start/> <text:s text:c="4"/><field:fieldmark-end/></text:p>
          </table:table-cell>
          <table:covered-table-cell/>
        </table:table-row>
        <table:table-row table:style-name="Tabelle6.7">
          <table:table-cell table:style-name="Tabelle6.A5" office:value-type="string">
            <text:p text:style-name="P13"/>
          </table:table-cell>
          <table:table-cell table:style-name="Tabelle6.B7" table:number-columns-spanned="2" office:value-type="string">
            <text:p text:style-name="P26">Sicherheitsmaßnahmen entsprechenden Rechenzentrum. Es wird keine eigene Hardware betrieben.<field:fieldmark-start/> <text:s text:c="4"/><field:fieldmark-end/>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Benutzerkontrolle</text:p>
          </table:table-cell>
          <table:covered-table-cell/>
          <table:table-cell table:style-name="Tabelle6.C9" office:value-type="string">
            <text:p text:style-name="P29">(z. B. Passwortregelungen zur Authentifizierung, automatische Bildschirmsperrung)</text:p>
          </table:table-cell>
        </table:table-row>
        <table:table-row table:style-name="Tabelle6.6">
          <table:table-cell table:style-name="Tabelle6.A5" office:value-type="string">
            <text:p text:style-name="P31"/>
          </table:table-cell>
          <table:table-cell table:style-name="Tabelle6.B6" table:number-columns-spanned="2" office:value-type="string">
            <text:p text:style-name="P26">Der Server ist physisch nicht zugänglich. Konfiguration erfolgt durch Plattform-Administratoren via SSH.<field:fieldmark-start/> <text:s text:c="4"/><field:fieldmark-end/></text:p>
          </table:table-cell>
          <table:covered-table-cell/>
        </table:table-row>
        <table:table-row table:style-name="Tabelle6.11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12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Zugriffskontrolle</text:p>
          </table:table-cell>
          <table:covered-table-cell/>
          <table:table-cell table:style-name="Tabelle6.C9" office:value-type="string">
            <text:p text:style-name="P29">(z. B. Differenzierte Zugriffe auf einzelne Felder, unterschiedliche Berechtigungen)</text:p>
          </table:table-cell>
        </table:table-row>
        <table:table-row table:style-name="Tabelle6.6">
          <table:table-cell table:style-name="Tabelle6.A5" office:value-type="string">
            <text:p text:style-name="P31"/>
          </table:table-cell>
          <table:table-cell table:style-name="Tabelle6.B6" table:number-columns-spanned="2" office:value-type="string">
            <text:p text:style-name="P26">Das eLearning-System hat eine Gruppenverwaltung, die Zugriffsverwaltung auf Lernressourcen ermöglicht.</text:p>
          </table:table-cell>
          <table:covered-table-cell/>
        </table:table-row>
        <table:table-row table:style-name="Tabelle6.15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Lehrende können Mitgliedslisten ihrer Veranstaltungen in Form von Listen von HRZ-Benutzernamen</text:p>
          </table:table-cell>
          <table:covered-table-cell/>
        </table:table-row>
        <table:table-row table:style-name="Tabelle6.7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erhalten. Abgesehen davon haben nur Plattform-Administratoren Zugriff auf Benutzerlisten.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Datenverarbeitungskontrolle</text:p>
          </table:table-cell>
          <table:covered-table-cell/>
          <table:table-cell table:style-name="Tabelle6.C9" office:value-type="string">
            <text:p text:style-name="P29">(z. B. kein Zugriff auf Betriebssystemebene, Verschlüsselung von Daten)</text:p>
          </table:table-cell>
        </table:table-row>
        <table:table-row table:style-name="Tabelle6.18">
          <table:table-cell table:style-name="Tabelle6.A5" office:value-type="string">
            <text:p text:style-name="P31"/>
          </table:table-cell>
          <table:table-cell table:style-name="Tabelle6.B6" table:number-columns-spanned="2" office:value-type="string">
            <text:p text:style-name="P26">Nur Plattform-Administratoren haben Zugriff auf Systemschichten unterhalb der Web-Plattform.</text:p>
          </table:table-cell>
          <table:covered-table-cell/>
        </table:table-row>
        <table:table-row table:style-name="Tabelle6.19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Die Verarbeitung der kritischen HRZ-Daten erfolgt via LDAP, es wird nur eine Liste der Benutzernamen</text:p>
          </table:table-cell>
          <table:covered-table-cell/>
        </table:table-row>
        <table:table-row table:style-name="Tabelle6.20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geführt, <text:s/>eingegebene Passwörter werden nicht zwischengespeichert.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Verantwortlichkeitskontrolle</text:p>
          </table:table-cell>
          <table:covered-table-cell/>
          <table:table-cell table:style-name="Tabelle6.C9" office:value-type="string">
            <text:p text:style-name="P29">(z. B. Protokollierung der Dateneingabe, Aufbewahren der Protokolldaten)</text:p>
          </table:table-cell>
        </table:table-row>
        <table:table-row table:style-name="Tabelle6.18">
          <table:table-cell table:style-name="Tabelle6.A5" office:value-type="string">
            <text:p text:style-name="P31"/>
          </table:table-cell>
          <table:table-cell table:style-name="Tabelle6.B6" table:number-columns-spanned="2" office:value-type="string">
            <text:p text:style-name="P26">Alle Web-Zugriffe werden durch den Apache-Webserver im vorgegebenen “combined”-Logformat</text:p>
          </table:table-cell>
          <table:covered-table-cell/>
        </table:table-row>
        <table:table-row table:style-name="Tabelle6.23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protokolliert. Dabei werden gespeichert: Anonymisierte nicht rekonstruierbare IP-Adresse des Clients,</text:p>
          </table:table-cell>
          <table:covered-table-cell/>
        </table:table-row>
        <table:table-row table:style-name="Tabelle6.24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Zugriffszeitpunkt, Erste Request-Zeile, HTTP-Status, Bytes, Referer, Browser-Kennung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Auftragskontrolle</text:p>
          </table:table-cell>
          <table:covered-table-cell/>
          <table:table-cell table:style-name="Tabelle6.C9" office:value-type="string">
            <text:p text:style-name="P29">(z. B. klare Vertragsregelungen mit dem Auftragnehmer, Prüfung der Zuverlässigkeit)</text:p>
          </table:table-cell>
        </table:table-row>
        <table:table-row table:style-name="Tabelle6.6">
          <table:table-cell table:style-name="Tabelle6.A5" office:value-type="string">
            <text:p text:style-name="P31"/>
          </table:table-cell>
          <table:table-cell table:style-name="Tabelle6.B6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27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28">
          <table:table-cell table:style-name="Tabelle6.A5" office:value-type="string">
            <text:p text:style-name="P23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Dokumentationskontrolle</text:p>
          </table:table-cell>
          <table:covered-table-cell/>
          <table:table-cell table:style-name="Tabelle6.C9" office:value-type="string">
            <text:p text:style-name="P29">(z. B. klare und umsetzbare Dokumentation, Überprüfung der Maßnahme)</text:p>
          </table:table-cell>
        </table:table-row>
        <table:table-row table:style-name="Tabelle6.18">
          <table:table-cell table:style-name="Tabelle6.A5" office:value-type="string">
            <text:p text:style-name="P30"/>
          </table:table-cell>
          <table:table-cell table:style-name="Tabelle6.B6" table:number-columns-spanned="2" office:value-type="string">
            <text:p text:style-name="P26">Die Konfiguration und Administration wird mit zentralen Werkzeugen auf dem Server dokumentiert.</text:p>
          </table:table-cell>
          <table:covered-table-cell/>
        </table:table-row>
        <table:table-row table:style-name="Tabelle6.6">
          <table:table-cell table:style-name="Tabelle6.A5" office:value-type="string">
            <text:p text:style-name="P24"/>
          </table:table-cell>
          <table:table-cell table:style-name="Tabelle6.B7" table:number-columns-spanned="2" office:value-type="string">
            <text:p text:style-name="P26">Diese Dokumentation ist nur für Administratoren einsehbar.</text:p>
          </table:table-cell>
          <table:covered-table-cell/>
        </table:table-row>
        <table:table-row table:style-name="Tabelle6.6">
          <table:table-cell table:style-name="Tabelle6.A5" office:value-type="string">
            <text:p text:style-name="P24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5">
          <table:table-cell table:style-name="Tabelle6.A5" table:number-columns-spanned="2" office:value-type="string">
            <text:p text:style-name="P1">Organisationskontrolle</text:p>
          </table:table-cell>
          <table:covered-table-cell/>
          <table:table-cell table:style-name="Tabelle6.C9" office:value-type="string">
            <text:p text:style-name="P29">(Festlegung klarer Zuständigkeiten und Verantwortlichkeiten) </text:p>
          </table:table-cell>
        </table:table-row>
        <table:table-row table:style-name="Tabelle6.34">
          <table:table-cell table:style-name="Tabelle6.A5" office:value-type="string">
            <text:p text:style-name="P30"/>
          </table:table-cell>
          <table:table-cell table:style-name="Tabelle6.B6" table:number-columns-spanned="2" office:value-type="string">
            <text:p text:style-name="P26">Die Verantwortlichkeit für die Plattform liegt bei Prof. Dr. Lüdde.</text:p>
          </table:table-cell>
          <table:covered-table-cell/>
        </table:table-row>
        <table:table-row table:style-name="Tabelle6.35">
          <table:table-cell table:style-name="Tabelle6.A5" office:value-type="string">
            <text:p text:style-name="P24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36">
          <table:table-cell table:style-name="Tabelle6.A5" office:value-type="string">
            <text:p text:style-name="P24"/>
          </table:table-cell>
          <table:table-cell table:style-name="Tabelle6.B7" table:number-columns-spanned="2" office:value-type="string">
            <text:p text:style-name="P26"><field:fieldmark-start/><text:s text:c="5"/><field:fieldmark-end/></text:p>
          </table:table-cell>
          <table:covered-table-cell/>
        </table:table-row>
        <table:table-row table:style-name="Tabelle6.37">
          <table:table-cell table:style-name="Tabelle6.A37" office:value-type="string">
            <text:p text:style-name="P24"/>
          </table:table-cell>
          <table:table-cell table:style-name="Tabelle6.B37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P33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column table:style-name="Tabelle7.H"/>
        <table:table-column table:style-name="Tabelle7.I"/>
        <table:table-column table:style-name="Tabelle7.J"/>
        <table:table-column table:style-name="Tabelle7.K"/>
        <table:table-column table:style-name="Tabelle7.L"/>
        <table:table-row table:style-name="Tabelle7.1">
          <table:table-cell table:style-name="Tabelle7.A1" table:number-columns-spanned="12" office:value-type="string">
            <text:p text:style-name="P5">8. <text:s/>Technik des Verfah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">
          <table:table-cell table:style-name="Tabelle7.A2" office:value-type="string">
            <text:p text:style-name="P1">8.1</text:p>
            <text:p text:style-name="P22"><field:fieldmark text:name="__Fieldmark__125_728282269" field:type="ecma.office-open-xml.field.FORMCHECKBOX"><field:param field:name="name" field:value="Kontrollkästchen23"/><field:param field:name="helpText" field:value=""/><field:param field:name="checked" field:value="off"/></field:fieldmark></text:p>
          </table:table-cell>
          <table:table-cell table:style-name="Tabelle7.B2" table:number-columns-spanned="2" office:value-type="string">
            <text:p text:style-name="P19"/>
            <text:p text:style-name="P18">Einzelplatzrechner</text:p>
          </table:table-cell>
          <table:covered-table-cell/>
          <table:table-cell table:style-name="Tabelle7.D2" table:number-columns-spanned="9" office:value-type="string">
            <text:p text:style-name="P1"/>
            <text:p text:style-name="P18">/ Arbeitsplatzrechner / stand alon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">
          <table:table-cell table:style-name="Tabelle7.A3" office:value-type="string">
            <text:p text:style-name="P23"/>
          </table:table-cell>
          <table:table-cell table:style-name="Tabelle7.A1" table:number-columns-spanned="2" office:value-type="string">
            <text:p text:style-name="P15">Betriebssystem:</text:p>
          </table:table-cell>
          <table:covered-table-cell/>
          <table:table-cell table:style-name="Tabelle7.D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4">
          <table:table-cell table:style-name="Tabelle7.A3" office:value-type="string">
            <text:p text:style-name="P23"/>
          </table:table-cell>
          <table:table-cell table:style-name="Tabelle7.A1" table:number-columns-spanned="2" office:value-type="string">
            <text:p text:style-name="P15"/>
          </table:table-cell>
          <table:covered-table-cell/>
          <table:table-cell table:style-name="Tabelle7.D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">
          <table:table-cell table:style-name="Tabelle7.A3" office:value-type="string">
            <text:p text:style-name="P23"/>
          </table:table-cell>
          <table:table-cell table:style-name="Tabelle7.A1" table:number-columns-spanned="2" office:value-type="string">
            <text:p text:style-name="P1"><field:fieldmark text:name="__Fieldmark__126_728282269" field:type="ecma.office-open-xml.field.FORMCHECKBOX"><field:param field:name="name" field:value="Kontrollkästchen71"/><field:param field:name="helpText" field:value=""/><field:param field:name="checked" field:value="off"/></field:fieldmark><text:span text:style-name="T4"><text:s/>Unix</text:span></text:p>
          </table:table-cell>
          <table:covered-table-cell/>
          <table:table-cell table:style-name="Tabelle7.A1" table:number-columns-spanned="3" office:value-type="string">
            <text:p text:style-name="P1"><field:fieldmark text:name="__Fieldmark__127_728282269" field:type="ecma.office-open-xml.field.FORMCHECKBOX"><field:param field:name="name" field:value="Kontrollkästchen72"/><field:param field:name="helpText" field:value=""/><field:param field:name="checked" field:value="off"/></field:fieldmark><text:s/>Windows NT</text:p>
          </table:table-cell>
          <table:covered-table-cell/>
          <table:covered-table-cell/>
          <table:table-cell table:style-name="Tabelle7.A1" table:number-columns-spanned="2" office:value-type="string">
            <text:p text:style-name="P1"><field:fieldmark text:name="__Fieldmark__128_728282269" field:type="ecma.office-open-xml.field.FORMCHECKBOX"><field:param field:name="name" field:value="Kontrollkästchen73"/><field:param field:name="helpText" field:value=""/><field:param field:name="checked" field:value="off"/></field:fieldmark><text:s/>Windows</text:p>
          </table:table-cell>
          <table:covered-table-cell/>
          <table:table-cell table:style-name="Tabelle7.I5" office:value-type="string">
            <text:p text:style-name="P26"><field:fieldmark-start/><text:s text:c="5"/><field:fieldmark-end/></text:p>
          </table:table-cell>
          <table:table-cell table:style-name="Tabelle7.A1" table:number-columns-spanned="2" office:value-type="string">
            <text:p text:style-name="P1"><field:fieldmark text:name="__Fieldmark__130_728282269" field:type="ecma.office-open-xml.field.FORMCHECKBOX"><field:param field:name="name" field:value="Kontrollkästchen74"/><field:param field:name="helpText" field:value=""/><field:param field:name="checked" field:value="off"/></field:fieldmark><text:s/>anderes</text:p>
          </table:table-cell>
          <table:covered-table-cell/>
          <table:table-cell table:style-name="Tabelle7.L5" office:value-type="string">
            <text:p text:style-name="P26"><field:fieldmark-start/><text:s text:c="5"/><field:fieldmark-end/></text:p>
          </table:table-cell>
        </table:table-row>
        <table:table-row table:style-name="Tabelle7.2">
          <table:table-cell table:style-name="Tabelle7.A3" office:value-type="string">
            <text:p text:style-name="P1"/>
          </table:table-cell>
          <table:table-cell table:style-name="Tabelle7.A1" table:number-columns-spanned="11" office:value-type="string">
            <text:p text:style-name="P1">weiter mit Ziff. 8.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7">
          <table:table-cell table:style-name="Tabelle7.A7" office:value-type="string">
            <text:p text:style-name="P15">8.2</text:p>
            <text:p text:style-name="P20"><field:fieldmark text:name="__Fieldmark__132_728282269" field:type="ecma.office-open-xml.field.FORMCHECKBOX"><field:param field:name="name" field:value="Kontrollkästchen91"/><field:param field:name="helpText" field:value=""/><field:param field:name="checked" field:value="on"/></field:fieldmark></text:p>
            <text:p text:style-name="P18"/>
            <text:p text:style-name="P14">8.2.1</text:p>
          </table:table-cell>
          <table:table-cell table:style-name="Tabelle7.B7" table:number-columns-spanned="11" office:value-type="string">
            <text:p text:style-name="P15"/>
            <text:p text:style-name="P18">Vernetzte Rechner</text:p>
            <text:p text:style-name="P14"/>
            <text:p text:style-name="P18">Hardware</text:p>
            <text:p text:style-name="P14"/>
            <text:p text:style-name="Standard"><field:fieldmark text:name="__Fieldmark__133_728282269" field:type="ecma.office-open-xml.field.FORMCHECKBOX"><field:param field:name="name" field:value="Kontrollkästchen29"/><field:param field:name="helpText" field:value=""/><field:param field:name="checked" field:value="off"/></field:fieldmark><text:s/>Großrech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">
          <table:table-cell table:style-name="Tabelle7.A3" office:value-type="string">
            <text:p text:style-name="P23"/>
          </table:table-cell>
          <table:table-cell table:style-name="Tabelle7.A1" table:number-columns-spanned="4" office:value-type="string">
            <text:p text:style-name="P15">Betriebssystem: <text:s/>(z. B. UNIX / OS)</text:p>
          </table:table-cell>
          <table:covered-table-cell/>
          <table:covered-table-cell/>
          <table:covered-table-cell/>
          <table:table-cell table:style-name="Tabelle7.L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9">
          <table:table-cell table:style-name="Tabelle7.A3" office:value-type="string">
            <text:p text:style-name="P23"/>
          </table:table-cell>
          <table:table-cell table:style-name="Tabelle7.A1" table:number-columns-spanned="4" office:value-type="string">
            <text:p text:style-name="P16">Datenendgerät:</text:p>
          </table:table-cell>
          <table:covered-table-cell/>
          <table:covered-table-cell/>
          <table:covered-table-cell/>
          <table:table-cell table:style-name="Tabelle7.D3" table:number-columns-spanned="7" office:value-type="string">
            <text:p text:style-name="P1"><field:fieldmark text:name="__Fieldmark__134_728282269" field:type="ecma.office-open-xml.field.FORMCHECKBOX"><field:param field:name="name" field:value="Kontrollkästchen79"/><field:param field:name="helpText" field:value=""/><field:param field:name="checked" field:value="off"/></field:fieldmark><text:s/>Terminal / Netz-PC (ohne Laufwerk/Festplatte)</text:p>
            <text:p text:style-name="Standard"><field:fieldmark text:name="__Fieldmark__135_728282269" field:type="ecma.office-open-xml.field.FORMCHECKBOX"><field:param field:name="name" field:value="Kontrollkästchen80"/><field:param field:name="helpText" field:value=""/><field:param field:name="checked" field:value="off"/></field:fieldmark><text:s/>PC (Arbeitsplatzrechner / Workstat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0">
          <table:table-cell table:style-name="Tabelle7.A3" office:value-type="string">
            <text:p text:style-name="P1"/>
          </table:table-cell>
          <table:table-cell table:style-name="Tabelle7.D3" table:number-columns-spanned="11" office:value-type="string">
            <text:p text:style-name="P1"><field:fieldmark text:name="__Fieldmark__136_728282269" field:type="ecma.office-open-xml.field.FORMCHECKBOX"><field:param field:name="name" field:value="Kontrollkästchen81"/><field:param field:name="helpText" field:value=""/><field:param field:name="checked" field:value="on"/></field:fieldmark><text:s/>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">
          <table:table-cell table:style-name="Tabelle7.A3" office:value-type="string">
            <text:p text:style-name="P1"/>
          </table:table-cell>
          <table:table-cell table:style-name="Tabelle7.A1" table:number-columns-spanned="4" office:value-type="string">
            <text:p text:style-name="P1">Betriebssystem: (z. B. Windows NT)</text:p>
          </table:table-cell>
          <table:covered-table-cell/>
          <table:covered-table-cell/>
          <table:covered-table-cell/>
          <table:table-cell table:style-name="Tabelle7.L5" table:number-columns-spanned="7" office:value-type="string">
            <text:p text:style-name="P1">Ubuntu 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2">
          <table:table-cell table:style-name="Tabelle7.A3" office:value-type="string">
            <text:p text:style-name="P1"/>
          </table:table-cell>
          <table:table-cell table:style-name="Tabelle7.A1" table:number-columns-spanned="4" office:value-type="string">
            <text:p text:style-name="P1">Datenendgerät:</text:p>
          </table:table-cell>
          <table:covered-table-cell/>
          <table:covered-table-cell/>
          <table:covered-table-cell/>
          <table:table-cell table:style-name="Tabelle7.D3" table:number-columns-spanned="7" office:value-type="string">
            <text:p text:style-name="P1"><field:fieldmark text:name="__Fieldmark__137_728282269" field:type="ecma.office-open-xml.field.FORMCHECKBOX"><field:param field:name="name" field:value="Kontrollkästchen79"/><field:param field:name="helpText" field:value=""/><field:param field:name="checked" field:value="off"/></field:fieldmark><text:s/>Terminal / Netz-PC (ohne Laufwerk/Festplatte)</text:p>
            <text:p text:style-name="Standard"><field:fieldmark text:name="__Fieldmark__138_728282269" field:type="ecma.office-open-xml.field.FORMCHECKBOX"><field:param field:name="name" field:value="Kontrollkästchen80"/><field:param field:name="helpText" field:value=""/><field:param field:name="checked" field:value="off"/></field:fieldmark><text:s/>PC (Arbeitsplatzrechner / Workstat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2">
          <table:table-cell table:style-name="Tabelle7.A3" office:value-type="string">
            <text:p text:style-name="P1"/>
          </table:table-cell>
          <table:table-cell table:style-name="Tabelle7.D3" table:number-columns-spanned="11" office:value-type="string">
            <text:p text:style-name="P1"><field:fieldmark text:name="__Fieldmark__139_728282269" field:type="ecma.office-open-xml.field.FORMCHECKBOX"><field:param field:name="name" field:value="Kontrollkästchen81"/><field:param field:name="helpText" field:value=""/><field:param field:name="checked" field:value="off"/></field:fieldmark><text:s/>Sonstige eingesetzte Hardware (z. B. Chipkarte, Kartenlesegeräte, Videogerä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4">
          <table:table-cell table:style-name="Tabelle7.A3" office:value-type="string">
            <text:p text:style-name="P15">8.2.2</text:p>
          </table:table-cell>
          <table:table-cell table:style-name="Tabelle7.D3" table:number-columns-spanned="11" office:value-type="string">
            <text:p text:style-name="P19">Netzstrukt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5">
          <table:table-cell table:style-name="Tabelle7.A3" office:value-type="string">
            <text:p text:style-name="P23"><field:fieldmark text:name="__Fieldmark__140_728282269" field:type="ecma.office-open-xml.field.FORMCHECKBOX"><field:param field:name="name" field:value="Kontrollkästchen34"/><field:param field:name="helpText" field:value=""/><field:param field:name="checked" field:value="off"/></field:fieldmark></text:p>
          </table:table-cell>
          <table:table-cell table:style-name="Tabelle7.D3" table:number-columns-spanned="11" office:value-type="string">
            <text:p text:style-name="P1">Netz innerhalb der Behörde (Intrane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6">
          <table:table-cell table:style-name="Tabelle7.A3" office:value-type="string">
            <text:p text:style-name="P1"/>
          </table:table-cell>
          <table:table-cell table:style-name="Tabelle7.A1" office:value-type="string">
            <text:p text:style-name="P1"><field:fieldmark text:name="__Fieldmark__141_728282269" field:type="ecma.office-open-xml.field.FORMCHECKBOX"><field:param field:name="name" field:value="Kontrollkästchen82"/><field:param field:name="helpText" field:value=""/><field:param field:name="checked" field:value="off"/></field:fieldmark><text:s/>Lan</text:p>
          </table:table-cell>
          <table:table-cell table:style-name="Tabelle7.A1" table:number-columns-spanned="5" office:value-type="string">
            <text:p text:style-name="P1"><field:fieldmark text:name="__Fieldmark__142_728282269" field:type="ecma.office-open-xml.field.FORMCHECKBOX"><field:param field:name="name" field:value="Kontrollkästchen83"/><field:param field:name="helpText" field:value=""/><field:param field:name="checked" field:value="off"/></field:fieldmark><text:s/>Intranet</text:p>
          </table:table-cell>
          <table:covered-table-cell/>
          <table:covered-table-cell/>
          <table:covered-table-cell/>
          <table:covered-table-cell/>
          <table:table-cell table:style-name="Tabelle7.A1" table:number-columns-spanned="2" office:value-type="string">
            <text:p text:style-name="P1"><field:fieldmark text:name="__Fieldmark__143_728282269" field:type="ecma.office-open-xml.field.FORMCHECKBOX"><field:param field:name="name" field:value="Kontrollkästchen84"/><field:param field:name="helpText" field:value=""/><field:param field:name="checked" field:value="off"/></field:fieldmark>sonstiges</text:p>
          </table:table-cell>
          <table:covered-table-cell/>
          <table:table-cell table:style-name="Tabelle7.L5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elle7.17">
          <table:table-cell table:style-name="Tabelle7.A3" office:value-type="string">
            <text:p text:style-name="P23"><field:fieldmark text:name="__Fieldmark__144_728282269" field:type="ecma.office-open-xml.field.FORMCHECKBOX"><field:param field:name="name" field:value="Kontrollkästchen35"/><field:param field:name="helpText" field:value=""/><field:param field:name="checked" field:value="off"/></field:fieldmark></text:p>
          </table:table-cell>
          <table:table-cell table:style-name="Tabelle7.D3" table:number-columns-spanned="11" office:value-type="string">
            <text:p text:style-name="P1">Netz über externe Leitungen innerhalb eines geschlossenen Benutzerkreises</text:p>
            <text:p text:style-name="Standard">(z. B. KIV, KGRZ, Hessische Landesverwalt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18">
          <table:table-cell table:style-name="Tabelle7.A3" office:value-type="string">
            <text:p text:style-name="P23"/>
          </table:table-cell>
          <table:table-cell table:style-name="Tabelle7.A1" office:value-type="string">
            <text:p text:style-name="P1"><field:fieldmark text:name="__Fieldmark__145_728282269" field:type="ecma.office-open-xml.field.FORMCHECKBOX"><field:param field:name="name" field:value="Kontrollkästchen85"/><field:param field:name="helpText" field:value=""/><field:param field:name="checked" field:value="off"/></field:fieldmark><text:s/>KIV/KGRZ</text:p>
          </table:table-cell>
          <table:table-cell table:style-name="Tabelle7.A1" table:number-columns-spanned="5" office:value-type="string">
            <text:p text:style-name="P1"><field:fieldmark text:name="__Fieldmark__146_728282269" field:type="ecma.office-open-xml.field.FORMCHECKBOX"><field:param field:name="name" field:value="Kontrollkästchen86"/><field:param field:name="helpText" field:value=""/><field:param field:name="checked" field:value="off"/></field:fieldmark><text:s/>Netz der Landesverwaltung</text:p>
            <text:p text:style-name="P38">(HCN 2000)</text:p>
          </table:table-cell>
          <table:covered-table-cell/>
          <table:covered-table-cell/>
          <table:covered-table-cell/>
          <table:covered-table-cell/>
          <table:table-cell table:style-name="Tabelle7.A1" table:number-columns-spanned="2" office:value-type="string">
            <text:p text:style-name="P1"><field:fieldmark text:name="__Fieldmark__147_728282269" field:type="ecma.office-open-xml.field.FORMCHECKBOX"><field:param field:name="name" field:value="Kontrollkästchen87"/><field:param field:name="helpText" field:value=""/><field:param field:name="checked" field:value="off"/></field:fieldmark><text:s/>sonstiges</text:p>
          </table:table-cell>
          <table:covered-table-cell/>
          <table:table-cell table:style-name="Tabelle7.L5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le7.19">
          <table:table-cell table:style-name="Tabelle7.A3" office:value-type="string">
            <text:p text:style-name="P23"><field:fieldmark text:name="__Fieldmark__148_728282269" field:type="ecma.office-open-xml.field.FORMCHECKBOX"><field:param field:name="name" field:value="Kontrollkästchen36"/><field:param field:name="helpText" field:value=""/><field:param field:name="checked" field:value="on"/></field:fieldmark></text:p>
          </table:table-cell>
          <table:table-cell table:style-name="Tabelle7.D3" table:number-columns-spanned="11" office:value-type="string">
            <text:p text:style-name="P1">Offene Netze (z. B. Interne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0">
          <table:table-cell table:style-name="Tabelle7.A3" office:value-type="string">
            <text:p text:style-name="P1">8.2.3</text:p>
          </table:table-cell>
          <table:table-cell table:style-name="Tabelle7.A1" table:number-columns-spanned="3" office:value-type="string">
            <text:p text:style-name="P19">Datenspeicherung auf:</text:p>
          </table:table-cell>
          <table:covered-table-cell/>
          <table:covered-table-cell/>
          <table:table-cell table:style-name="Tabelle7.D3" table:number-columns-spanned="8" office:value-type="string">
            <text:p text:style-name="P19">Art der Daten (lfd. Nr. aus Ziffer 3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1">
          <table:table-cell table:style-name="Tabelle7.A3" office:value-type="string">
            <text:p text:style-name="P21"><field:fieldmark text:name="__Fieldmark__149_728282269" field:type="ecma.office-open-xml.field.FORMCHECKBOX"><field:param field:name="name" field:value="Kontrollkästchen92"/><field:param field:name="helpText" field:value=""/><field:param field:name="checked" field:value="off"/></field:fieldmark></text:p>
          </table:table-cell>
          <table:table-cell table:style-name="Tabelle7.A1" table:number-columns-spanned="3" office:value-type="string">
            <text:p text:style-name="P1">Großrechner</text:p>
          </table:table-cell>
          <table:covered-table-cell/>
          <table:covered-table-cell/>
          <table:table-cell table:style-name="Tabelle7.L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1">
          <table:table-cell table:style-name="Tabelle7.A3" office:value-type="string">
            <text:p text:style-name="P21"><field:fieldmark text:name="__Fieldmark__150_728282269" field:type="ecma.office-open-xml.field.FORMCHECKBOX"><field:param field:name="name" field:value="Kontrollkästchen88"/><field:param field:name="helpText" field:value=""/><field:param field:name="checked" field:value="on"/></field:fieldmark></text:p>
          </table:table-cell>
          <table:table-cell table:style-name="Tabelle7.A1" table:number-columns-spanned="3" office:value-type="string">
            <text:p text:style-name="P1">Server innerhalb der Behörde</text:p>
          </table:table-cell>
          <table:covered-table-cell/>
          <table:covered-table-cell/>
          <table:table-cell table:style-name="Tabelle7.L5" table:number-columns-spanned="8" office:value-type="string">
            <text:p text:style-name="P26">Installiert auf elearning.physik.uni-frankfurt.de (141.2.246.155)<field:fieldmark-start/> <text:s text:c="6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1">
          <table:table-cell table:style-name="Tabelle7.A3" office:value-type="string">
            <text:p text:style-name="P21"><field:fieldmark text:name="__Fieldmark__152_728282269" field:type="ecma.office-open-xml.field.FORMCHECKBOX"><field:param field:name="name" field:value="Kontrollkästchen89"/><field:param field:name="helpText" field:value=""/><field:param field:name="checked" field:value="off"/></field:fieldmark></text:p>
          </table:table-cell>
          <table:table-cell table:style-name="Tabelle7.A1" table:number-columns-spanned="3" office:value-type="string">
            <text:p text:style-name="P1">Server bei anderen Institutionen</text:p>
          </table:table-cell>
          <table:covered-table-cell/>
          <table:covered-table-cell/>
          <table:table-cell table:style-name="Tabelle7.E23" table:number-columns-spanned="8" office:value-type="string">
            <text:p text:style-name="P27"><field:fieldmark-start/><text:s text:c="5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4">
          <table:table-cell table:style-name="Tabelle7.A3" office:value-type="string">
            <text:p text:style-name="P21"><field:fieldmark text:name="__Fieldmark__154_728282269" field:type="ecma.office-open-xml.field.FORMCHECKBOX"><field:param field:name="name" field:value="Kontrollkästchen90"/><field:param field:name="helpText" field:value=""/><field:param field:name="checked" field:value="off"/></field:fieldmark></text:p>
          </table:table-cell>
          <table:table-cell table:style-name="Tabelle7.I5" table:number-columns-spanned="3" office:value-type="string">
            <text:p text:style-name="P1">PC / Arbeitsplatzrechner</text:p>
          </table:table-cell>
          <table:covered-table-cell/>
          <table:covered-table-cell/>
          <table:table-cell table:style-name="Tabelle7.E23" table:number-columns-spanned="8" office:value-type="string">
            <text:p text:style-name="P27"><field:fieldmark-start/><text:s text:c="5"/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.25">
          <table:table-cell table:style-name="Tabelle7.A7" office:value-type="string">
            <text:p text:style-name="P17">8.3</text:p>
          </table:table-cell>
          <table:table-cell table:style-name="Tabelle7.A1" table:number-columns-spanned="9" office:value-type="string">
            <text:p text:style-name="P1"><text:span text:style-name="T5">Eingesetzte Software</text:span> (einschl. Standardverfahr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D3" table:number-columns-spanned="2" office:value-type="string">
            <text:p text:style-name="P1">Version/Stand/Datum:</text:p>
          </table:table-cell>
          <table:covered-table-cell/>
        </table:table-row>
        <table:table-row table:style-name="Tabelle7.26">
          <table:table-cell table:style-name="Tabelle7.A26" office:value-type="string">
            <text:p text:style-name="P17"/>
          </table:table-cell>
          <table:table-cell table:style-name="Tabelle7.B26" table:number-columns-spanned="9" office:value-type="string">
            <text:p text:style-name="P1">Lernplattform ILIAS 4, Open Source (<text:a xlink:type="simple" xlink:href="http://www.ilias.de/">www.ilias.de</text:a>)</text:p>
            <text:p text:style-name="P1"/>
            <text:p text:style-name="P1">Dazu benötigte Basissoftware:</text:p>
            <text:p text:style-name="P1">Apache 2.2 Webserver (<text:a xlink:type="simple" xlink:href="http://www.apache.org/">www.apache.org</text:a>)</text:p>
            <text:p text:style-name="P1">PHP (<text:a xlink:type="simple" xlink:href="http://www.php.net/">www.php.net</text:a>)</text:p>
            <text:p text:style-name="P1">MySQL-Datenbank (<text:a xlink:type="simple" xlink:href="http://www.mysql.org/">www.mysql.org</text:a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K26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ext:soft-page-break/>
        <table:table-row table:style-name="Tabelle8.1">
          <table:table-cell table:style-name="Tabelle8.A1" table:number-columns-spanned="3" office:value-type="string">
            <text:p text:style-name="P5">9. <text:s/>Fristen für die Löschung gem. § 19 Abs. 3 HDSG</text:p>
          </table:table-cell>
          <table:covered-table-cell/>
          <table:covered-table-cell/>
        </table:table-row>
        <table:table-row table:style-name="Tabelle8.2">
          <table:table-cell table:style-name="Tabelle8.A2" office:value-type="string">
            <text:p text:style-name="P12"/>
            <text:p text:style-name="P22"/>
          </table:table-cell>
          <table:table-cell table:style-name="Tabelle8.B2" office:value-type="string">
            <text:p text:style-name="P13">Frist für Löschung:</text:p>
          </table:table-cell>
          <table:table-cell table:style-name="Tabelle8.C2" office:value-type="string">
            <text:p text:style-name="P26">Vom Webserver geloggte Daten sind nicht mehr personengebunden, werden aber dennoch binnen zwei Monate gelöscht.</text:p>
          </table:table-cell>
        </table:table-row>
        <table:table-row table:style-name="Tabelle8.3">
          <table:table-cell table:style-name="Tabelle8.A3" office:value-type="string">
            <text:p text:style-name="P1"/>
          </table:table-cell>
          <table:table-cell table:style-name="Tabelle8.A1" office:value-type="string">
            <text:p text:style-name="P1">(ggfs. unterschiedliche Löschungsfristen für einzelne Datenarten aufführen)</text:p>
          </table:table-cell>
          <table:table-cell table:style-name="Tabelle8.C3" office:value-type="string">
            <text:p text:style-name="P26"><field:fieldmark-start/><text:s text:c="5"/><field:fieldmark-end/></text:p>
          </table:table-cell>
        </table:table-row>
        <table:table-row table:style-name="Tabelle8.4">
          <table:table-cell table:style-name="Tabelle8.A3" office:value-type="string">
            <text:p text:style-name="P1"/>
          </table:table-cell>
          <table:table-cell table:style-name="Tabelle8.A1" office:value-type="string">
            <text:p text:style-name="P1"/>
          </table:table-cell>
          <table:table-cell table:style-name="Tabelle8.C3" office:value-type="string">
            <text:p text:style-name="P26"><field:fieldmark-start/><text:s text:c="5"/><field:fieldmark-end/></text:p>
          </table:table-cell>
        </table:table-row>
        <table:table-row table:style-name="Tabelle8.5">
          <table:table-cell table:style-name="Tabelle8.A3" office:value-type="string">
            <text:p text:style-name="P1"/>
          </table:table-cell>
          <table:table-cell table:style-name="Tabelle8.A1" office:value-type="string">
            <text:p text:style-name="P1"/>
          </table:table-cell>
          <table:table-cell table:style-name="Tabelle8.C5" office:value-type="string">
            <text:p text:style-name="P26"><field:fieldmark-start/><text:s text:c="5"/><field:fieldmark-end/></text:p>
          </table:table-cell>
        </table:table-row>
        <table:table-row table:style-name="Tabelle8.6">
          <table:table-cell table:style-name="Tabelle8.A3" office:value-type="string">
            <text:p text:style-name="P23"/>
            <text:p text:style-name="P22"/>
          </table:table-cell>
          <table:table-cell table:style-name="Tabelle8.A1" office:value-type="string">
            <text:p text:style-name="P32"/>
            <text:p text:style-name="P14">Frist oder Zeitpunkt für</text:p>
            <text:p text:style-name="P14">die Überprüfung der Erforderlichkeit der Datenbestände</text:p>
            <text:p text:style-name="P14">(§ 19 Abs. 3 HDSG)</text:p>
          </table:table-cell>
          <table:table-cell table:style-name="Tabelle8.C6" office:value-type="string">
            <text:p text:style-name="P1"/>
          </table:table-cell>
        </table:table-row>
        <table:table-row table:style-name="Tabelle8.7">
          <table:table-cell table:style-name="Tabelle8.A3" office:value-type="string">
            <text:p text:style-name="P1"/>
          </table:table-cell>
          <table:table-cell table:style-name="Tabelle8.A1" office:value-type="string">
            <text:p text:style-name="P1"/>
          </table:table-cell>
          <table:table-cell table:style-name="Tabelle8.C3" office:value-type="string">
            <text:p text:style-name="P26"><field:fieldmark-start/><text:s text:c="5"/><field:fieldmark-end/></text:p>
          </table:table-cell>
        </table:table-row>
        <table:table-row table:style-name="Tabelle8.8">
          <table:table-cell table:style-name="Tabelle8.A8" office:value-type="string">
            <text:p text:style-name="P1"/>
          </table:table-cell>
          <table:table-cell table:style-name="Tabelle8.B8" office:value-type="string">
            <text:p text:style-name="P1"/>
          </table:table-cell>
          <table:table-cell table:style-name="Tabelle8.C8" office:value-type="string">
            <text:p text:style-name="P26"><field:fieldmark-start/><text:s text:c="5"/><field:fieldmark-end/></text:p>
          </table:table-cell>
        </table:table-row>
      </table:table>
      <text:p text:style-name="Standard"/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table:number-columns-spanned="2" office:value-type="string">
            <text:p text:style-name="P5">10. <text:s/>Beabsichtigte Datenübermittlung nach § 17 Abs. 2 HDSG</text:p>
          </table:table-cell>
          <table:covered-table-cell/>
        </table:table-row>
        <table:table-row table:style-name="Tabelle9.2">
          <table:table-cell table:style-name="Tabelle9.A2" office:value-type="string">
            <text:p text:style-name="P23">lfd. Nr. <text:span text:style-name="T6">aus Ziffer 3</text:span></text:p>
          </table:table-cell>
          <table:table-cell table:style-name="Tabelle9.B2" office:value-type="string">
            <text:p text:style-name="P13">Empfänger</text:p>
          </table:table-cell>
        </table:table-row>
        <table:table-row table:style-name="Tabelle9.3">
          <table:table-cell table:style-name="Tabelle9.A3" office:value-type="string">
            <text:p text:style-name="P25"><field:fieldmark-start/><text:s text:c="2"/><field:fieldmark-end/></text:p>
          </table:table-cell>
          <table:table-cell table:style-name="Tabelle9.B3" office:value-type="string">
            <text:p text:style-name="P1"/>
          </table:table-cell>
        </table:table-row>
        <table:table-row table:style-name="Tabelle9.3">
          <table:table-cell table:style-name="Tabelle9.A3" office:value-type="string">
            <text:p text:style-name="P25"><field:fieldmark-start/><text:s text:c="2"/><field:fieldmark-end/></text:p>
          </table:table-cell>
          <table:table-cell table:style-name="Tabelle9.B3" office:value-type="string">
            <text:p text:style-name="P1"/>
          </table:table-cell>
        </table:table-row>
        <table:table-row table:style-name="Tabelle9.5">
          <table:table-cell table:style-name="Tabelle9.A5" office:value-type="string">
            <text:p text:style-name="P25"><field:fieldmark-start/><text:s text:c="2"/><field:fieldmark-end/></text:p>
          </table:table-cell>
          <table:table-cell table:style-name="Tabelle9.B5" office:value-type="string">
            <text:p text:style-name="P1"/>
          </table:table-cell>
        </table:table-row>
      </table:table>
      <text:p text:style-name="Standard"/>
      <text:p text:style-name="Standard"/>
      <table:table table:name="Tabelle10" table:style-name="Tabelle10">
        <table:table-column table:style-name="Tabelle10.A"/>
        <table:table-row table:style-name="Tabelle10.1">
          <table:table-cell table:style-name="Tabelle10.A1" office:value-type="string">
            <text:p text:style-name="P5">11. <text:s/>Begründetes Ergebnis der Vorabkontrolle gemäß § 7 Abs. 6 HDSG</text:p>
          </table:table-cell>
        </table:table-row>
        <table:table-row table:style-name="Tabelle10.2">
          <table:table-cell table:style-name="Tabelle10.A2" office:value-type="string">
            <text:p text:style-name="P13">Dokumentation der Vorabkontrolle</text:p>
          </table:table-cell>
        </table:table-row>
        <table:table-row table:style-name="Tabelle10.3">
          <table:table-cell table:style-name="Tabelle10.A3" office:value-type="string">
            <text:p text:style-name="P26"><field:fieldmark-start/><text:s text:c="5"/><field:fieldmark-end/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P5">12. <text:s/>Ergänzungen</text:p>
          </table:table-cell>
        </table:table-row>
        <text:soft-page-break/>
        <table:table-row table:style-name="Tabelle11.2">
          <table:table-cell table:style-name="Tabelle11.A2" office:value-type="string">
            <text:p text:style-name="P1">Wenn der Raum einzelner Spalten nicht ausreicht, sind dort Buchstaben (o. andere Zeichen) einzutragen, die an dieser Stelle näher erläutert werden.</text:p>
          </table:table-cell>
        </table:table-row>
        <table:table-row table:style-name="Tabelle11.3">
          <table:table-cell table:style-name="Tabelle11.A3" office:value-type="string">
            <text:p text:style-name="P9"><field:fieldmark-start/><text:s text:c="5"/><field:fieldmark-end/></text:p>
          </table:table-cell>
        </table:table-row>
        <table:table-row table:style-name="Tabelle11.4">
          <table:table-cell table:style-name="Tabelle11.A3" office:value-type="string">
            <text:p text:style-name="P9"><field:fieldmark-start/><text:s text:c="5"/><field:fieldmark-end/></text:p>
          </table:table-cell>
        </table:table-row>
        <table:table-row table:style-name="Tabelle11.4">
          <table:table-cell table:style-name="Tabelle11.A3" office:value-type="string">
            <text:p text:style-name="P9"><field:fieldmark-start/><text:s text:c="5"/><field:fieldmark-end/></text:p>
          </table:table-cell>
        </table:table-row>
        <table:table-row table:style-name="Tabelle11.4">
          <table:table-cell table:style-name="Tabelle11.A3" office:value-type="string">
            <text:p text:style-name="P9"><field:fieldmark-start/><text:s text:c="5"/><field:fieldmark-end/></text:p>
          </table:table-cell>
        </table:table-row>
        <table:table-row table:style-name="Tabelle11.4">
          <table:table-cell table:style-name="Tabelle11.A3" office:value-type="string">
            <text:p text:style-name="P9"><field:fieldmark-start/><text:s text:c="5"/><field:fieldmark-end/></text:p>
          </table:table-cell>
        </table:table-row>
        <table:table-row table:style-name="Tabelle11.4">
          <table:table-cell table:style-name="Tabelle11.A8" office:value-type="string">
            <text:p text:style-name="P9"><field:fieldmark-start/><text:s text:c="5"/><field:fieldmark-end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584cm" fo:margin-left="0.5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50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501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y="0.002cm" fo:min-width="0cm" draw:z-index="4"><draw:text-box fo:min-height="0.37cm"><text:p text:style-name="Header"><text:span text:style-name="Page_20_Number"><text:page-number text:select-page="current">6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erfahrensverzeichnis gemäß § 6</dc:title>
    <meta:initial-creator>Scholl, Anja</meta:initial-creator>
    <meta:creation-date>1999-06-30T13:17:00</meta:creation-date>
    <dc:creator>Sven Koeppel</dc:creator>
    <dc:date>2011-09-19T16:48:07</dc:date>
    <meta:print-date>2011-09-19T16:23:09</meta:print-date>
    <meta:editing-cycles>4</meta:editing-cycles>
    <meta:editing-duration>PT00H28M56S</meta:editing-duration>
    <meta:printed-by>Sven Koeppel</meta:printed-by>
    <meta:generator>OpenOffice.org/3.2$Unix OpenOffice.org_project/320m12$Build-9483</meta:generator>
    <meta:document-statistic meta:table-count="11" meta:image-count="0" meta:object-count="0" meta:page-count="6" meta:paragraph-count="284" meta:word-count="1027" meta:character-count="6763"/>
    <meta:user-defined meta:name="Info 1"/>
    <meta:user-defined meta:name="Info 2"/>
    <meta:user-defined meta:name="Info 3"/>
    <meta:user-defined meta:name="Info 4"/>
  </office:meta>
</office:document-meta>
</file>